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8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8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8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8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9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8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6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8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8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80%" fo:text-align="left" style:tab-stop-distance="0.55115in" fo:margin-left="0.5in" fo:margin-right="0in" fo:text-indent="-0.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89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3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80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23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6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369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21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64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26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41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44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292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37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220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23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2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7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5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77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20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50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20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8226in"/>
      </text:list-level-style-number>
      <text:list-level-style-number text:level="3" style:num-format="">
        <style:list-level-properties text:space-before="0.96452in"/>
      </text:list-level-style-number>
      <text:list-level-style-number text:level="4" style:num-format="">
        <style:list-level-properties text:space-before="1.51566in"/>
      </text:list-level-style-number>
      <text:list-level-style-number text:level="5" style:num-format="">
        <style:list-level-properties text:space-before="2.06681in"/>
      </text:list-level-style-number>
      <text:list-level-style-number text:level="6" style:num-format="">
        <style:list-level-properties text:space-before="2.33664in"/>
      </text:list-level-style-number>
      <text:list-level-style-number text:level="7" style:num-format="">
        <style:list-level-properties text:space-before="2.83664in"/>
      </text:list-level-style-number>
      <text:list-level-style-number text:level="8" style:num-format="">
        <style:list-level-properties text:space-before="3.33664in"/>
      </text:list-level-style-number>
      <text:list-level-style-number text:level="9" style:num-format="">
        <style:list-level-properties text:space-before="3.83664in"/>
      </text:list-level-style-number>
    </text:list-style>
    <text:list-style style:name="a1382">
      <text:list-level-style-bullet text:level="1" text:bullet-char="•">
        <style:list-level-properties text:space-before="0in" text:min-label-width="0.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8226in" text:min-label-width="0.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6452in" text:min-label-width="0.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51566in" text:min-label-width="0.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2.06681in" text:min-label-width="0.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3664in" text:min-label-width="0.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3664in" text:min-label-width="0.5in"/>
        <style:text-properties fo:color="#90c226" fo:font-family="Arial" style:font-family-generic="swiss" style:font-pitch="variable" fo:font-size="80%"/>
      </text:list-level-style-bullet>
    </text:list-style>
    <text:list-style style:name="a1259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38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page1" draw:style-name="a1176" draw:master-page-name="Master1-Layout1-title-Title-Slide" presentation:presentation-page-layout-name="Master1-PPL1" draw:id="Slide-256">
        <draw:frame draw:id="id292" presentation:style-name="a1181" draw:name="Title 3" svg:x="1.36308in" svg:y="2.89868in" svg:width="7.02488in" svg:height="1.98463in" presentation:class="title" presentation:placeholder="false">
          <draw:text-box>
            <text:p text:style-name="a1180" text:class-names="" text:cond-style-name=""><text:span text:style-name="a1177" text:class-names="">Google<text:s text:c="1"/></text:span><text:span text:style-name="a1178" text:class-names="">Drive</text:span><text:span text:style-name="a1179" text:class-names=""/></text:p>
          </draw:text-box>
          <svg:title/>
          <svg:desc/>
        </draw:frame>
        <draw:frame draw:id="id293" presentation:style-name="a1191" draw:name="Subtitle 4" svg:x="1.36308in" svg:y="4.88331in" svg:width="7.02488in" svg:height="1.32232in" presentation:class="subtitle" presentation:placeholder="false">
          <draw:text-box>
            <text:p text:style-name="a1185" text:class-names="" text:cond-style-name=""><text:span text:style-name="a1182" text:class-names="">for<text:s text:c="1"/></text:span><text:span text:style-name="a1183" text:class-names="">Android<text:s text:c="1"/></text:span><text:span text:style-name="a1184" text:class-names="">API</text:span></text:p>
            <text:p text:style-name="a1187" text:class-names="" text:cond-style-name=""><text:span text:style-name="a1186" text:class-names=""/></text:p>
            <text:p text:style-name="a1190" text:class-names="" text:cond-style-name=""><text:span text:style-name="a1188" text:class-names="">Juha-Matti Kokkonen</text:span><text:span text:style-name="a1189" text:class-names=""/></text:p>
          </draw:text-box>
          <svg:title/>
          <svg:desc/>
        </draw:frame>
        <presentation:notes draw:style-name="a1197">
          <draw:frame draw:id="id294" draw:style-name="a1194" draw:name="Slide Number Placeholder 6" svg:x="4.67953in" svg:y="11.10827in" svg:width="3.5878in" svg:height="0.58425in">
            <draw:text-box>
              <text:p text:style-name="a1193" text:class-names="" text:cond-style-name=""><text:span text:style-name="a119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95" presentation:style-name="a1195" draw:name="Slide Image Placeholder 1">
            <svg:title/>
            <svg:desc/>
          </draw:page-thumbnail>
          <draw:frame draw:id="id296" presentation:style-name="a1196" draw:name="Notes Placehold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Slide2" draw:style-name="a1198" draw:master-page-name="Master1-Layout2-obj-Title-and-Content" presentation:presentation-page-layout-name="Master1-PPL2" draw:id="Slide-257">
        <draw:frame draw:id="id297" presentation:style-name="a1202" draw:name="Title 1" svg:x="0.73495in" svg:y="0.73488in" svg:width="7.65301in" svg:height="1.59223in" presentation:class="title" presentation:placeholder="false">
          <draw:text-box>
            <text:p text:style-name="a1201" text:class-names="" text:cond-style-name=""><text:span text:style-name="a1199" text:class-names="">Yleistä</text:span><text:span text:style-name="a1200" text:class-names=""/></text:p>
          </draw:text-box>
          <svg:title/>
          <svg:desc/>
        </draw:frame>
        <draw:frame draw:id="id298" presentation:style-name="a1212" draw:name="Content Placeholder 2" svg:x="0.73495in" svg:y="2.60461in" svg:width="7.65301in" svg:height="4.6783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Google Drive on Googlen jakama palvelu, jolla käyttäjä pääsee käsiksi serveriin johon Google on antanut kaikille käyttäjilleen vähintään 15GB tilaa tiedoston tallennusta varten.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Tähän tietoon pääsee käsiksi Google Drive toimintaa käyttävillä ohjelmilla.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Tai suoraan internetistä drive.google.com sivustolta.</text:span></text:p>
              </text:list-item>
            </text:list>
          </draw:text-box>
          <svg:title/>
          <svg:desc/>
        </draw:frame>
      </draw:page>
      <draw:page draw:name="Slide3" draw:style-name="a1213" draw:master-page-name="Master1-Layout2-obj-Title-and-Content" presentation:presentation-page-layout-name="Master1-PPL2" draw:id="Slide-258">
        <draw:frame draw:id="id299" presentation:style-name="a1217" draw:name="Title 1" svg:x="0.73495in" svg:y="0.73488in" svg:width="7.65301in" svg:height="1.59223in" presentation:class="title" presentation:placeholder="false">
          <draw:text-box>
            <text:p text:style-name="a1216" text:class-names="" text:cond-style-name=""><text:span text:style-name="a1214" text:class-names="">Historiaa</text:span><text:span text:style-name="a1215" text:class-names=""/></text:p>
          </draw:text-box>
          <svg:title/>
          <svg:desc/>
        </draw:frame>
        <draw:frame draw:id="id300" presentation:style-name="a1227" draw:name="Content Placeholder 2" svg:x="0.73495in" svg:y="2.60461in" svg:width="7.65301in" svg:height="4.6783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Aluksi Google Drivelle yhdistettiin käyttäen Javalle suunniteltua Google Drive API:a, mutta Android Gingerbread (2.3 – API 10) versiosta alkaen Android API on sisältänyt tämän natiivisti.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Google Drive API:lle löytyy myös vaihtoehto nimeltä Storage Access Framework, joka tuli Android Kitkat (4.4 – API 19) version jälkeen ja on geneerinen API vastaaville pilvipalvelu teknologioille.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</draw:page>
      <draw:page draw:name="Slide4" draw:style-name="a1228" draw:master-page-name="Master1-Layout2-obj-Title-and-Content" presentation:presentation-page-layout-name="Master1-PPL2" draw:id="Slide-259">
        <draw:frame draw:id="id301" presentation:style-name="a1232" draw:name="Title 1" svg:x="0.73495in" svg:y="0.73488in" svg:width="7.65301in" svg:height="1.59223in" presentation:class="title" presentation:placeholder="false">
          <draw:text-box>
            <text:p text:style-name="a1231" text:class-names="" text:cond-style-name=""><text:span text:style-name="a1229" text:class-names="">Miten tieto käsitellään</text:span><text:span text:style-name="a1230" text:class-names=""/></text:p>
          </draw:text-box>
          <svg:title/>
          <svg:desc/>
        </draw:frame>
        <draw:frame draw:id="id302" presentation:style-name="a1251" draw:name="Content Placeholder 2" svg:x="0.73495in" svg:y="2.60461in" svg:width="7.65301in" svg:height="4.6783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Kun tallennat tietoa Google Drivelle Androidilla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Tieto tallentuu ensiksi paikalliselle kovalevylle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Tieto lähetetään Internet yhteyden toimiessa Google Drive palvelimelle.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Se ei siis laita tietoa nettiin ennen kuin yhteys on päällä.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</draw:page>
      <draw:page draw:name="Slide5" draw:style-name="a1252" draw:master-page-name="Master1-Layout4-twoObj-Two-Content" presentation:presentation-page-layout-name="Master1-PPL4" draw:id="Slide-260">
        <draw:frame draw:id="id303" presentation:style-name="a1256" draw:name="Title 1" svg:x="0.73495in" svg:y="0.73488in" svg:width="7.65301in" svg:height="1.59223in" presentation:class="title" presentation:placeholder="false">
          <draw:text-box>
            <text:p text:style-name="a1255" text:class-names="" text:cond-style-name=""><text:span text:style-name="a1253" text:class-names="">Sovelluksen kehittäjän olisi hyvä tietää…</text:span><text:span text:style-name="a1254" text:class-names=""/></text:p>
          </draw:text-box>
          <svg:title/>
          <svg:desc/>
        </draw:frame>
        <draw:frame draw:id="id304" presentation:style-name="a1268" draw:name="Content Placeholder 3" svg:x="0.73495in" svg:y="2.6046in" svg:width="3.72313in" svg:height="4.67829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Google Drive for Android apilla ei voi päästä käsiksi google drive tiedostoihin, joita ei ole tehty kyseisellä ohjelmalla.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0" text:class-names="">Jos kehittäjä haluaa lisätä muitakin vastaavia pilvipalveluja</text:span><text:span text:style-name="a1261" text:class-names=""><text:s text:c="1"/>niin kannattaa katsoa<text:s text:c="1"/></text:span><text:span text:style-name="a1262" text:class-names="">Android Storage Access Framework.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Sillä pitäisi pystyä samat asiat.</text:span></text:p>
              </text:list-item>
            </text:list>
          </draw:text-box>
          <svg:title/>
          <svg:desc/>
        </draw:frame>
        <draw:frame draw:id="id305" presentation:style-name="a1296" draw:name="Content Placeholder 4" svg:x="4.66484in" svg:y="2.60461in" svg:width="3.72313in" svg:height="4.6783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Mitä Android sovelluskehittäjä tarvitsee?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Oma Oauth 2.0 client certifikaatti!</text:span></text:p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Antaa luvan käyttää googlen accountteja sinun ohjelmassasi</text:span></text:p>
                  </text:list-item>
                </text:list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Google Drive API päällä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Android Studion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Vähintään API 10 (2.3 versio) Android SDK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Android Studion SDK Managerista<text:line-break/>(Tools → Android … SDK Manager → SDK Tools välilehti)</text:span></text:p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90" text:class-names="">Google Play services paketti</text:span></text:p>
                  </text:list-item>
                </text:list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7" draw:style-name="a1297" draw:master-page-name="Master1-Layout4-twoObj-Two-Content" presentation:presentation-page-layout-name="Master1-PPL4" draw:id="Slide-262">
        <draw:frame draw:id="id306" presentation:style-name="a1301" draw:name="Title 1" svg:x="0.73495in" svg:y="0.73488in" svg:width="7.65301in" svg:height="1.59223in" presentation:class="title" presentation:placeholder="false">
          <draw:text-box>
            <text:p text:style-name="a1300" text:class-names="" text:cond-style-name=""><text:span text:style-name="a1298" text:class-names="">Vaatimukset</text:span><text:span text:style-name="a1299" text:class-names=""/></text:p>
          </draw:text-box>
          <svg:title/>
          <svg:desc/>
        </draw:frame>
        <draw:frame draw:id="id307" presentation:style-name="a1356" draw:name="Content Placeholder 2" svg:x="0.73495in" svg:y="2.6046in" svg:width="3.72313in" svg:height="4.67829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2" text:class-names="">Lisää<text:s text:c="1"/></text:span><text:span text:style-name="a1303" text:class-names="">gradleen</text:span><text:span text:style-name="a1304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7" text:class-names="">apply plugin: '</text:span><text:span text:style-name="a1308" text:class-names="">com.android.application</text:span><text:span text:style-name="a1309" text:class-names="">'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    ...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<text:s text:c="1"/>dependencies {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18" text:class-names="">  <text:s text:c="1"/>//</text:span><text:span text:style-name="a1319" text:class-names="">Kaikki</text:span><text:span text:style-name="a1320" text:class-names=""><text:s text:c="1"/>Google Play service<text:s text:c="1"/></text:span><text:span text:style-name="a1321" text:class-names="">paketit</text:span><text:span text:style-name="a1322" text:class-names=""><text:line-break/> <text:s text:c="2"/>compile 'com.google.android.gms:play-services:9.8.0‘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}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8" text:class-names="">Manifestiin</text:span><text:span text:style-name="a1329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2" text:class-names=""><text:s text:c="4"/>&lt;uses-permission<text:s text:c="1"/></text:span><text:span text:style-name="a1333" text:class-names="">android:name</text:span><text:span text:style-name="a1334" text:class-names="">="</text:span><text:span text:style-name="a1335" text:class-names="">android.permission.GET_ACCOUNTS</text:span><text:span text:style-name="a1336" text:class-names="">" /&gt;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39" text:class-names=""><text:s text:c="4"/>&lt;uses-permission<text:s text:c="1"/></text:span><text:span text:style-name="a1340" text:class-names="">android:name</text:span><text:span text:style-name="a1341" text:class-names="">="</text:span><text:span text:style-name="a1342" text:class-names="">android.permission.INTERNET</text:span><text:span text:style-name="a1343" text:class-names="">" /&gt;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46" text:class-names=""><text:s text:c="4"/>&lt;uses-permission<text:s text:c="1"/></text:span><text:span text:style-name="a1347" text:class-names="">android:name</text:span><text:span text:style-name="a1348" text:class-names="">="</text:span><text:span text:style-name="a1349" text:class-names="">android.permission.USE_CREDENTIALS</text:span><text:span text:style-name="a1350" text:class-names="">" /&gt;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  <draw:frame draw:id="id308" presentation:style-name="a1370" draw:name="Content Placeholder 3" svg:x="4.66484in" svg:y="2.60461in" svg:width="3.72313in" svg:height="4.6783in" presentation:class="outline" presentation:placeholder="false">
          <draw:text-box>
            <text:list text:style-name="a1359">
              <text:list-item>
                <text:p text:style-name="a1358" text:class-names="" text:cond-style-name=""><text:span text:style-name="a1357" text:class-names="">Console.developers.google.com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Oauth 2.0 certificaatti ja se tarvitsee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Android studion SHA1 avaimen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6" text:class-names="">Ohjelman paketti tiedon fi.jamk.googledrivetest tai vastaava</text:span><text:span text:style-name="a1367" text:class-names=""/></text:p>
              </text:list-item>
            </text:list>
          </draw:text-box>
          <svg:title/>
          <svg:desc/>
        </draw:frame>
      </draw:page>
      <draw:page draw:name="Slide6" draw:style-name="a1371" draw:master-page-name="Master1-Layout4-twoObj-Two-Content" presentation:presentation-page-layout-name="Master1-PPL4" draw:id="Slide-261">
        <draw:frame draw:id="id309" presentation:style-name="a1375" draw:name="Title 1" svg:x="0.73495in" svg:y="0.73488in" svg:width="7.65301in" svg:height="1.59223in" presentation:class="title" presentation:placeholder="false">
          <draw:text-box>
            <text:p text:style-name="a1374" text:class-names="" text:cond-style-name=""><text:span text:style-name="a1372" text:class-names="">Hyötyjä?</text:span><text:span text:style-name="a1373" text:class-names=""/></text:p>
          </draw:text-box>
          <svg:title/>
          <svg:desc/>
        </draw:frame>
        <draw:frame draw:id="id310" presentation:style-name="a1383" draw:name="Content Placeholder 2" svg:x="0.73495in" svg:y="2.6046in" svg:width="3.72313in" svg:height="4.67829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6" text:class-names="">Hyviä +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79" text:class-names="">Jos tekee ohjelmalla muistiinpanoja etäällä ja haluaa ne myöhemmin koneelle nopeasti</text:span><text:span text:style-name="a1380" text:class-names=""/></text:p>
              </text:list-item>
            </text:list>
          </draw:text-box>
          <svg:title/>
          <svg:desc/>
        </draw:frame>
        <draw:frame draw:id="id311" presentation:style-name="a1397" draw:name="Content Placeholder 3" svg:x="4.66484in" svg:y="2.60461in" svg:width="3.72313in" svg:height="4.6783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Huonoa –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Ei pääse hakemaan tiedostoja GD:lta, joita ei ole tehty itse ohjelmalla.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Paitsi Google Drive REST API:lla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3" text:class-names="">Ei todellista tarvetta ohjelmille</text:span><text:span text:style-name="a1394" text:class-names=""/></text:p>
              </text:list-item>
            </text:list>
          </draw:text-box>
          <svg:title/>
          <svg:desc/>
        </draw:frame>
      </draw:page>
      <draw:page draw:name="Slide8" draw:style-name="a1398" draw:master-page-name="Master1-Layout10-cust-Title-and-Caption" presentation:presentation-page-layout-name="Master1-PPL10" draw:id="Slide-263">
        <draw:frame draw:id="id312" presentation:style-name="a1402" draw:name="Title 12" svg:x="0.73495in" svg:y="0.73488in" svg:width="7.65301in" svg:height="4.10306in" presentation:class="title" presentation:placeholder="false">
          <draw:text-box>
            <text:p text:style-name="a1401" text:class-names="" text:cond-style-name=""><text:span text:style-name="a1399" text:class-names="">Ei muuta</text:span><text:span text:style-name="a1400" text:class-names=""/></text:p>
          </draw:text-box>
          <svg:title/>
          <svg:desc/>
        </draw:frame>
        <draw:frame draw:id="id313" presentation:style-name="a1407" draw:name="Text Placeholder 13" svg:x="0.73495in" svg:y="5.38909in" svg:width="7.65301in" svg:height="1.893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3" text:class-names=""><text:a xlink:href="https://github.com/h8672/Andr_Stud/tree/master/Research/GoogleDrivetest/app/src/main/java/fi/jamk/googledrivetest" text:style-name="" text:visited-style-name="">https://github.com/h8672/Andr_Stud/tree/master/Research/GoogleDrivetest/app/src/main/java/fi/jamk/googledrivetest</text:a></text:span><text:span text:style-name="a14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6308in" svg:y="2.89868in" svg:width="7.02488in" svg:height="1.98463in"/>
      <presentation:placeholder presentation:object="subtitle" svg:x="1.36308in" svg:y="4.88331in" svg:width="7.02488in" svg:height="1.3223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2" style:display-name="Title and Content">
      <presentation:placeholder presentation:object="title" svg:x="0.73495in" svg:y="0.73488in" svg:width="7.65301in" svg:height="1.59223in"/>
      <presentation:placeholder presentation:object="object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3" style:display-name="Section Header">
      <presentation:placeholder presentation:object="title" svg:x="0.73495in" svg:y="3.25591in" svg:width="7.65301in" svg:height="2.20195in"/>
      <presentation:placeholder presentation:object="outline" svg:x="0.73495in" svg:y="5.45787in" svg:width="7.65301in" svg:height="1.0372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4" style:display-name="Two Content">
      <presentation:placeholder presentation:object="title" svg:x="0.73495in" svg:y="0.73488in" svg:width="7.65301in" svg:height="1.59223in"/>
      <presentation:placeholder presentation:object="object" svg:x="0.73495in" svg:y="2.6046in" svg:width="3.72313in" svg:height="4.67829in"/>
      <presentation:placeholder presentation:object="object" svg:x="4.66484in" svg:y="2.60461in" svg:width="3.72313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5" style:display-name="Comparison">
      <presentation:placeholder presentation:object="title" svg:x="0.73495in" svg:y="0.73488in" svg:width="7.65301in" svg:height="1.59223in"/>
      <presentation:placeholder presentation:object="outline" svg:x="0.73495in" svg:y="2.60508in" svg:width="3.72622in" svg:height="0.69469in"/>
      <presentation:placeholder presentation:object="object" svg:x="0.73495in" svg:y="3.29977in" svg:width="3.72622in" svg:height="3.98313in"/>
      <presentation:placeholder presentation:object="outline" svg:x="4.66175in" svg:y="2.60508in" svg:width="3.72622in" svg:height="0.69469in"/>
      <presentation:placeholder presentation:object="object" svg:x="4.66175in" svg:y="3.29977in" svg:width="3.72622in" svg:height="3.9831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6" style:display-name="Title Only">
      <presentation:placeholder presentation:object="title" svg:x="0.73495in" svg:y="0.73488in" svg:width="7.65301in" svg:height="1.5922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7" style:display-name="Blank"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8" style:display-name="Content with Caption">
      <presentation:placeholder presentation:object="title" svg:x="0.73495in" svg:y="1.80658in" svg:width="3.36393in" svg:height="1.5412in"/>
      <presentation:placeholder presentation:object="object" svg:x="4.30565in" svg:y="0.62075in" svg:width="4.08232in" svg:height="6.66215in"/>
      <presentation:placeholder presentation:object="outline" svg:x="0.73495in" svg:y="3.34777in" svg:width="3.36393in" svg:height="3.11557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9" style:display-name="Picture with Caption">
      <presentation:placeholder presentation:object="title" svg:x="0.73495in" svg:y="5.78715in" svg:width="7.65301in" svg:height="0.68321in"/>
      <presentation:placeholder presentation:object="graphic" svg:x="0.73495in" svg:y="0.73488in" svg:width="7.65301in" svg:height="4.63604in"/>
      <presentation:placeholder presentation:object="outline" svg:x="0.73495in" svg:y="6.47036in" svg:width="7.65301in" svg:height="0.81254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0" style:display-name="Title and Caption">
      <presentation:placeholder presentation:object="title" svg:x="0.73495in" svg:y="0.73488in" svg:width="7.65301in" svg:height="4.10306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1" style:display-name="Quote with Caption">
      <presentation:placeholder presentation:object="title" svg:x="0.93423in" svg:y="0.73488in" svg:width="7.32082in" svg:height="3.64376in"/>
      <presentation:placeholder presentation:object="outline" svg:x="1.32749in" svg:y="4.37864in" svg:width="6.53429in" svg:height="0.4593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2" style:display-name="Name Card">
      <presentation:placeholder presentation:object="title" svg:x="0.73495in" svg:y="2.32902in" svg:width="7.65301in" svg:height="3.12884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3" style:display-name="Quote Name Card">
      <presentation:placeholder presentation:object="title" svg:x="0.93423in" svg:y="0.73488in" svg:width="7.32082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4" style:display-name="True or False">
      <presentation:placeholder presentation:object="title" svg:x="0.74249in" svg:y="0.73488in" svg:width="7.64548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5" style:display-name="Title and Vertical Text">
      <presentation:placeholder presentation:object="title" svg:x="0.73495in" svg:y="0.73488in" svg:width="7.65301in" svg:height="1.59223in"/>
      <presentation:placeholder presentation:object="outline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1-PPL16" style:display-name="Vertical Title and Text">
      <presentation:placeholder presentation:object="title" svg:x="7.20644in" svg:y="0.73488in" svg:width="1.18009in" svg:height="6.33066in"/>
      <presentation:placeholder presentation:object="outline" svg:x="0.73495in" svg:y="0.73488in" svg:width="6.26329in" svg:height="6.33066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none" draw:stroke="solid" svg:stroke-width="0.01042in" svg:stroke-color="#d9d9d9" svg:stroke-opacity="100%" svg:stroke-linecap="round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12">
      <style:graphic-properties draw:fill="none" draw:stroke="solid" svg:stroke-width="0.01042in" svg:stroke-color="#bfbfbf" svg:stroke-opacity="100%" svg:stroke-linecap="round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none" draw:stroke="solid" svg:stroke-width="0.01042in" svg:stroke-color="#d9d9d9" svg:stroke-opacity="100%" svg:stroke-linecap="round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none" draw:stroke="solid" svg:stroke-width="0.01042in" svg:stroke-color="#bfbfbf" svg:stroke-opacity="100%" svg:stroke-linecap="round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draw:fill="none" draw:stroke="solid" svg:stroke-width="0.01042in" svg:stroke-color="#d9d9d9" svg:stroke-opacity="100%" svg:stroke-linecap="round"/>
    </style:style>
    <style:style style:family="graphic" style:name="a408">
      <style:graphic-properties draw:fill="none" draw:stroke="solid" svg:stroke-width="0.01042in" svg:stroke-color="#bfbfbf" svg:stroke-opacity="100%" svg:stroke-linecap="round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6">
      <style:graphic-properties draw:fill="none" draw:stroke="non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draw:fill="none" draw:stroke="non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6">
      <style:graphic-properties draw:fill="none" draw:stroke="solid" svg:stroke-width="0.01042in" svg:stroke-color="#d9d9d9" svg:stroke-opacity="100%" svg:stroke-linecap="round"/>
    </style:style>
    <style:style style:family="graphic" style:name="a517">
      <style:graphic-properties draw:fill="none" draw:stroke="solid" svg:stroke-width="0.01042in" svg:stroke-color="#bfbfbf" svg:stroke-opacity="100%" svg:stroke-linecap="round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draw:fill="none" draw:stroke="none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svg:stroke-linecap="round"/>
    </style:style>
    <style:style style:family="graphic" style:name="a464">
      <style:graphic-properties draw:fill="none" draw:stroke="solid" svg:stroke-width="0.01042in" svg:stroke-color="#bfbfbf" svg:stroke-opacity="100%" svg:stroke-linecap="round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5">
      <style:graphic-properties draw:fill="none" draw:stroke="solid" svg:stroke-width="0.01042in" svg:stroke-color="#d9d9d9" svg:stroke-opacity="100%" svg:stroke-linecap="round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draw:fill="none" draw:stroke="solid" svg:stroke-width="0.01042in" svg:stroke-color="#bfbfbf" svg:stroke-opacity="100%" svg:stroke-linecap="round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paragraph" style:name="a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1042in" svg:stroke-color="#d9d9d9" svg:stroke-opacity="100%" svg:stroke-linecap="round"/>
    </style:style>
    <style:style style:family="paragraph" style:name="a573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bfbfbf" svg:stroke-opacity="100%" svg:stroke-linecap="round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5">
      <style:graphic-properties draw:fill="none" draw:stroke="solid" svg:stroke-width="0.01042in" svg:stroke-color="#d9d9d9" svg:stroke-opacity="100%" svg:stroke-linecap="round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solid" svg:stroke-width="0.01042in" svg:stroke-color="#d9d9d9" svg:stroke-opacity="100%" svg:stroke-linecap="round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042in" svg:stroke-color="#bfbfbf" svg:stroke-opacity="100%" svg:stroke-linecap="round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draw:fill="none" draw:stroke="non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paragraph" style:name="a83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1042in" svg:stroke-color="#d9d9d9" svg:stroke-opacity="100%" svg:stroke-linecap="round"/>
    </style:style>
    <style:style style:family="graphic" style:name="a916">
      <style:graphic-properties draw:fill="none" draw:stroke="solid" svg:stroke-width="0.01042in" svg:stroke-color="#bfbfbf" svg:stroke-opacity="100%" svg:stroke-linecap="round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none" draw:stroke="solid" svg:stroke-width="0.01042in" svg:stroke-color="#d9d9d9" svg:stroke-opacity="100%" svg:stroke-linecap="round"/>
    </style:style>
    <style:style style:family="graphic" style:name="a846">
      <style:graphic-properties draw:fill="none" draw:stroke="solid" svg:stroke-width="0.01042in" svg:stroke-color="#bfbfbf" svg:stroke-opacity="100%" svg:stroke-linecap="round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9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draw:fill="none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none" draw:stroke="solid" svg:stroke-width="0.01042in" svg:stroke-color="#d9d9d9" svg:stroke-opacity="100%" svg:stroke-linecap="round"/>
    </style:style>
    <style:style style:family="graphic" style:name="a781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draw:fill="none" draw:stroke="solid" svg:stroke-width="0.01042in" svg:stroke-color="#bfbfbf" svg:stroke-opacity="100%" svg:stroke-linecap="round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draw:fill="none" draw:stroke="solid" svg:stroke-width="0.01042in" svg:stroke-color="#d9d9d9" svg:stroke-opacity="100%" svg:stroke-linecap="round"/>
    </style:style>
    <style:style style:family="graphic" style:name="a8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86">
      <style:graphic-properties draw:fill="none" draw:stroke="solid" svg:stroke-width="0.01042in" svg:stroke-color="#bfbfbf" svg:stroke-opacity="100%" svg:stroke-linecap="round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draw:fill="none" draw:stroke="non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draw:fill="none" draw:stroke="solid" svg:stroke-width="0.01042in" svg:stroke-color="#d9d9d9" svg:stroke-opacity="100%" svg:stroke-linecap="round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draw:fill="none" draw:stroke="solid" svg:stroke-width="0.01042in" svg:stroke-color="#bfbfbf" svg:stroke-opacity="100%" svg:stroke-linecap="round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1">
      <style:graphic-properties draw:fill="none" draw:stroke="solid" svg:stroke-width="0.01042in" svg:stroke-color="#d9d9d9" svg:stroke-opacity="100%" svg:stroke-linecap="round"/>
    </style:style>
    <style:style style:family="text" style:name="a9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none" draw:stroke="solid" svg:stroke-width="0.01042in" svg:stroke-color="#bfbfbf" svg:stroke-opacity="100%" svg:stroke-linecap="round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draw:fill="none" draw:stroke="non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none" draw:stroke="solid" svg:stroke-width="0.01042in" svg:stroke-color="#d9d9d9" svg:stroke-opacity="100%" svg:stroke-linecap="round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draw:stroke="non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draw:fill="none" draw:stroke="solid" svg:stroke-width="0.01042in" svg:stroke-color="#bfbfbf" svg:stroke-opacity="100%" svg:stroke-linecap="round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draw:fill="none" draw:stroke="solid" svg:stroke-width="0.01042in" svg:stroke-color="#d9d9d9" svg:stroke-opacity="100%" svg:stroke-linecap="round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none" draw:stroke="solid" svg:stroke-width="0.01042in" svg:stroke-color="#bfbfbf" svg:stroke-opacity="100%" svg:stroke-linecap="round"/>
    </style:style>
    <style:style style:family="paragraph" style:name="a148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38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38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10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3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10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03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57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9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037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74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75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7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39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9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70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73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956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102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562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1028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565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568">
      <text:list-level-style-bullet text:level="1" text:bullet-char="">
        <style:list-level-properties text:space-before="0.13778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4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59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7442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7442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7442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7442in" text:min-label-width="0.27558in"/>
        <style:text-properties fo:color="#90c226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5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0553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0553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0553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0553in" text:min-label-width="0.34447in"/>
        <style:text-properties fo:color="#90c226" fo:font-family="Wingdings 3" style:font-charset="x-symbol" fo:font-size="80%"/>
      </text:list-level-style-bullet>
    </text:list-style>
    <text:list-style style:name="a38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2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3664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3664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3664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3664in" text:min-label-width="0.41336in"/>
        <style:text-properties fo:color="#90c22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16" draw:id="id0">
        <svg:title/>
        <svg:desc/>
        <draw:custom-shape svg:x="-0.01021in" svg:y="4.83794in" svg:width="0.55122in" svg:height="3.43963in" draw:id="id6" draw:style-name="a31" draw:name="Freeform 6">
          <svg:title/>
          <svg:desc/>
          <text:p text:style-name="a30" text:class-names="" text:cond-style-name=""><text:span text:style-name="a2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7" draw:style-name="a32" draw:name="Straight Connector 7">
          <svg:title/>
          <svg:desc/>
        </draw:connector>
        <draw:connector draw:type="line" svg:x1="8.49092in" svg:y1="0in" svg:x2="9.96083in" svg:y2="8.26736in" draw:id="id8" draw:style-name="a33" draw:name="Straight Connector 8">
          <svg:title/>
          <svg:desc/>
        </draw:connector>
        <draw:custom-shape svg:x="8.3091in" svg:y="0in" svg:width="2.73611in" svg:height="8.27757in" draw:id="id9" draw:style-name="a36" draw:name="Freeform 9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0" draw:style-name="a39" draw:name="Freeform 10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1" draw:style-name="a42" draw:name="Freeform 11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2" draw:style-name="a45" draw:name="Freeform 12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3" draw:style-name="a48" draw:name="Freeform 13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4" draw:style-name="a51" draw:name="Freeform 14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5" draw:style-name="a54" draw:name="Freeform 15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" presentation:style-name="a3" draw:name="Title Placeholder 1" svg:x="0.73495in" svg:y="0.73488in" svg:width="7.65301in" svg:height="1.5922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3495in" svg:y="2.60461in" svg:width="7.65301in" svg:height="4.678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2" draw:name="Date Placeholder 3" svg:x="6.51676in" svg:y="7.2829in" svg:width="0.82481in" svg:height="0.44016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4" presentation:style-name="a25" draw:name="Footer Placeholder 4" svg:x="0.73495in" svg:y="7.2829in" svg:width="5.57361in" svg:height="0.44016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5" presentation:style-name="a28" draw:name="Slide Number Placeholder 5" svg:x="7.76991in" svg:y="7.2829in" svg:width="0.61805in" svg:height="0.44016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71">
        <draw:page-thumbnail svg:x="1.21063in" svg:y="0.88858in" svg:width="5.84567in" svg:height="4.38425in" presentation:class="page" draw:id="id16" presentation:style-name="a55" draw:name="Slide Image Placeholder 1">
          <svg:title/>
          <svg:desc/>
        </draw:page-thumbnail>
        <draw:frame draw:id="id17" presentation:style-name="a58" draw:name="Notes Placeholder 2" svg:x="0.82677in" svg:y="5.55394in" svg:width="6.61378in" svg:height="5.26142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8" presentation:style-name="a61" draw:name="Header Placeholder 3" svg:x="0in" svg:y="0in" svg:width="3.5878in" svg:height="0.58425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9" presentation:style-name="a64" draw:name="Date Placeholder 4" svg:x="4.67953in" svg:y="0in" svg:width="3.5878in" svg:height="0.58425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20" presentation:style-name="a67" draw:name="Footer Placeholder 5" svg:x="0in" svg:y="11.10827in" svg:width="3.5878in" svg:height="0.58425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21" presentation:style-name="a70" draw:name="Slide Number Placeholder 6" svg:x="4.67953in" svg:y="11.10827in" svg:width="3.5878in" svg:height="0.58425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6" draw:id="id22">
        <svg:title/>
        <svg:desc/>
        <draw:connector draw:type="line" svg:x1="6.1859in" svg:y1="8.26736in" svg:x2="11.03552in" svg:y2="5.03372in" draw:id="id28" draw:style-name="a88" draw:name="Straight Connector 16">
          <svg:title/>
          <svg:desc/>
        </draw:connector>
        <draw:connector draw:type="line" svg:x1="8.49092in" svg:y1="0in" svg:x2="9.96082in" svg:y2="8.26736in" draw:id="id29" draw:style-name="a89" draw:name="Straight Connector 17">
          <svg:title/>
          <svg:desc/>
        </draw:connector>
        <draw:custom-shape svg:x="8.3091in" svg:y="0in" svg:width="2.73611in" svg:height="8.27757in" draw:id="id30" draw:style-name="a92" draw:name="Freeform 1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31" draw:style-name="a95" draw:name="Freeform 1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32" draw:style-name="a98" draw:name="Freeform 20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33" draw:style-name="a101" draw:name="Freeform 2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34" draw:style-name="a104" draw:name="Freeform 22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35" draw:style-name="a107" draw:name="Freeform 23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36" draw:style-name="a110" draw:name="Freeform 24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-0.01021in" svg:y="-0.01021in" svg:width="1.04118in" svg:height="6.86906in" draw:id="id37" draw:style-name="a113" draw:name="Freeform 27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</draw:g>
      <draw:frame draw:id="id23" presentation:style-name="a75" draw:name="Title 1" svg:x="1.36308in" svg:y="2.89868in" svg:width="7.02488in" svg:height="1.98463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24" presentation:style-name="a78" draw:name="Subtitle 2" svg:x="1.36308in" svg:y="4.88331in" svg:width="7.02488in" svg:height="1.32232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25" presentation:style-name="a81" draw:name="Date Placeholder 3" svg:x="6.51676in" svg:y="7.2829in" svg:width="0.82481in" svg:height="0.44016in" presentation:class="date-tim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6" presentation:style-name="a84" draw:name="Footer Placeholder 4" svg:x="0.73495in" svg:y="7.2829in" svg:width="5.57361in" svg:height="0.44016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7" presentation:style-name="a87" draw:name="Slide Number Placeholder 5" svg:x="7.76991in" svg:y="7.2829in" svg:width="0.61805in" svg:height="0.44016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16" presentation:style-name="a114" draw:name="Slide Image Placeholder 1">
          <svg:title/>
          <svg:desc/>
        </draw:page-thumbnail>
        <draw:frame draw:id="id17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8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9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20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21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g draw:name="Group 16" draw:id="id38">
        <svg:title/>
        <svg:desc/>
        <draw:custom-shape svg:x="-0.01021in" svg:y="4.83794in" svg:width="0.55122in" svg:height="3.43963in" draw:id="id44" draw:layer="Master1-bg" draw:style-name="a162" draw:name="Freeform 6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45" draw:layer="Master1-bg" draw:style-name="a163" draw:name="Straight Connector 7">
          <svg:title/>
          <svg:desc/>
        </draw:connector>
        <draw:connector draw:type="line" svg:x1="8.49092in" svg:y1="0in" svg:x2="9.96083in" svg:y2="8.26736in" draw:id="id46" draw:layer="Master1-bg" draw:style-name="a164" draw:name="Straight Connector 8">
          <svg:title/>
          <svg:desc/>
        </draw:connector>
        <draw:custom-shape svg:x="8.3091in" svg:y="0in" svg:width="2.73611in" svg:height="8.27757in" draw:id="id47" draw:layer="Master1-bg" draw:style-name="a167" draw:name="Freeform 9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48" draw:layer="Master1-bg" draw:style-name="a170" draw:name="Freeform 10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49" draw:layer="Master1-bg" draw:style-name="a173" draw:name="Freeform 11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50" draw:layer="Master1-bg" draw:style-name="a176" draw:name="Freeform 12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51" draw:layer="Master1-bg" draw:style-name="a179" draw:name="Freeform 13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52" draw:layer="Master1-bg" draw:style-name="a182" draw:name="Freeform 14">
          <svg:title/>
          <svg:desc/>
          <text:p text:style-name="a181" text:class-names="" text:cond-style-name=""><text:span text:style-name="a18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53" draw:layer="Master1-bg" draw:style-name="a185" draw:name="Freeform 15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39" presentation:style-name="a134" draw:name="Title 1" svg:x="0.73495in" svg:y="0.73488in" svg:width="7.65301in" svg:height="1.59223in" presentation:class="title" presentation:placeholder="false">
        <draw:text-box>
          <text:p text:style-name="a133" text:class-names="" text:cond-style-name=""><text:span text:style-name="a132" text:class-names="">Click to edit Master title style</text:span></text:p>
        </draw:text-box>
        <svg:title/>
        <svg:desc/>
      </draw:frame>
      <draw:frame draw:id="id40" presentation:style-name="a150" draw:name="Content Placeholder 2" svg:x="0.73495in" svg:y="2.60461in" svg:width="7.65301in" svg:height="4.6783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53" draw:name="Date Placeholder 3" svg:x="6.51676in" svg:y="7.2829in" svg:width="0.82481in" svg:height="0.44016in" presentation:class="date-time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42" presentation:style-name="a156" draw:name="Footer Placeholder 4" svg:x="0.73495in" svg:y="7.2829in" svg:width="5.57361in" svg:height="0.4401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43" presentation:style-name="a159" draw:name="Slide Number Placeholder 5" svg:x="7.76991in" svg:y="7.2829in" svg:width="0.61805in" svg:height="0.44016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page-thumbnail svg:x="1.21063in" svg:y="0.88858in" svg:width="5.84567in" svg:height="4.38425in" presentation:class="page" draw:id="id16" presentation:style-name="a186" draw:name="Slide Image Placeholder 1">
          <svg:title/>
          <svg:desc/>
        </draw:page-thumbnail>
        <draw:frame draw:id="id17" presentation:style-name="a189" draw:name="Notes Placeholder 2" svg:x="0.82677in" svg:y="5.55394in" svg:width="6.61378in" svg:height="5.26142in" presentation:class="notes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8" presentation:style-name="a192" draw:name="Header Placeholder 3" svg:x="0in" svg:y="0in" svg:width="3.5878in" svg:height="0.58425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9" presentation:style-name="a195" draw:name="Date Placeholder 4" svg:x="4.67953in" svg:y="0in" svg:width="3.5878in" svg:height="0.58425in" presentation:class="date-time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20" presentation:style-name="a198" draw:name="Footer Placeholder 5" svg:x="0in" svg:y="11.10827in" svg:width="3.5878in" svg:height="0.58425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21" presentation:style-name="a201" draw:name="Slide Number Placeholder 6" svg:x="4.67953in" svg:y="11.10827in" svg:width="3.5878in" svg:height="0.58425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3">
      <draw:g draw:name="Group 16" draw:id="id54">
        <svg:title/>
        <svg:desc/>
        <draw:custom-shape svg:x="-0.01021in" svg:y="4.83794in" svg:width="0.55122in" svg:height="3.43963in" draw:id="id60" draw:layer="Master1-bg" draw:style-name="a222" draw:name="Freeform 6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61" draw:layer="Master1-bg" draw:style-name="a223" draw:name="Straight Connector 7">
          <svg:title/>
          <svg:desc/>
        </draw:connector>
        <draw:connector draw:type="line" svg:x1="8.49092in" svg:y1="0in" svg:x2="9.96083in" svg:y2="8.26736in" draw:id="id62" draw:layer="Master1-bg" draw:style-name="a224" draw:name="Straight Connector 8">
          <svg:title/>
          <svg:desc/>
        </draw:connector>
        <draw:custom-shape svg:x="8.3091in" svg:y="0in" svg:width="2.73611in" svg:height="8.27757in" draw:id="id63" draw:layer="Master1-bg" draw:style-name="a227" draw:name="Freeform 9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64" draw:layer="Master1-bg" draw:style-name="a230" draw:name="Freeform 10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65" draw:layer="Master1-bg" draw:style-name="a233" draw:name="Freeform 11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66" draw:layer="Master1-bg" draw:style-name="a236" draw:name="Freeform 12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67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68" draw:layer="Master1-bg" draw:style-name="a242" draw:name="Freeform 14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69" draw:layer="Master1-bg" draw:style-name="a245" draw:name="Freeform 15">
          <svg:title/>
          <svg:desc/>
          <text:p text:style-name="a244" text:class-names="" text:cond-style-name=""><text:span text:style-name="a24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55" presentation:style-name="a206" draw:name="Title 1" svg:x="0.73495in" svg:y="3.25591in" svg:width="7.65301in" svg:height="2.20195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56" presentation:style-name="a210" draw:name="Text Placeholder 2" svg:x="0.73495in" svg:y="5.45787in" svg:width="7.65301in" svg:height="1.03722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</draw:text-box>
        <svg:title/>
        <svg:desc/>
      </draw:frame>
      <draw:frame draw:id="id57" presentation:style-name="a213" draw:name="Date Placeholder 3" svg:x="6.51676in" svg:y="7.2829in" svg:width="0.82481in" svg:height="0.44016in" presentation:class="date-time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58" presentation:style-name="a216" draw:name="Footer Placeholder 4" svg:x="0.73495in" svg:y="7.2829in" svg:width="5.57361in" svg:height="0.44016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59" presentation:style-name="a219" draw:name="Slide Number Placeholder 5" svg:x="7.76991in" svg:y="7.2829in" svg:width="0.61805in" svg:height="0.44016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16" presentation:style-name="a246" draw:name="Slide Image Placeholder 1">
          <svg:title/>
          <svg:desc/>
        </draw:page-thumbnail>
        <draw:frame draw:id="id17" presentation:style-name="a249" draw:name="Notes Placeholder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8" presentation:style-name="a252" draw:name="Header Placeholder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9" presentation:style-name="a255" draw:name="Date Placeholder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20" presentation:style-name="a258" draw:name="Footer Placeholder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21" presentation:style-name="a261" draw:name="Slide Number Placeholder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3">
      <draw:g draw:name="Group 16" draw:id="id70">
        <svg:title/>
        <svg:desc/>
        <draw:custom-shape svg:x="-0.01021in" svg:y="4.83794in" svg:width="0.55122in" svg:height="3.43963in" draw:id="id77" draw:layer="Master1-bg" draw:style-name="a310" draw:name="Freeform 6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78" draw:layer="Master1-bg" draw:style-name="a311" draw:name="Straight Connector 7">
          <svg:title/>
          <svg:desc/>
        </draw:connector>
        <draw:connector draw:type="line" svg:x1="8.49092in" svg:y1="0in" svg:x2="9.96083in" svg:y2="8.26736in" draw:id="id79" draw:layer="Master1-bg" draw:style-name="a312" draw:name="Straight Connector 8">
          <svg:title/>
          <svg:desc/>
        </draw:connector>
        <draw:custom-shape svg:x="8.3091in" svg:y="0in" svg:width="2.73611in" svg:height="8.27757in" draw:id="id80" draw:layer="Master1-bg" draw:style-name="a315" draw:name="Freeform 9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81" draw:layer="Master1-bg" draw:style-name="a318" draw:name="Freeform 10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82" draw:layer="Master1-bg" draw:style-name="a321" draw:name="Freeform 11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83" draw:layer="Master1-bg" draw:style-name="a324" draw:name="Freeform 12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84" draw:layer="Master1-bg" draw:style-name="a327" draw:name="Freeform 13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85" draw:layer="Master1-bg" draw:style-name="a330" draw:name="Freeform 14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86" draw:layer="Master1-bg" draw:style-name="a333" draw:name="Freeform 15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71" presentation:style-name="a266" draw:name="Title 1" svg:x="0.73495in" svg:y="0.73488in" svg:width="7.65301in" svg:height="1.59223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72" presentation:style-name="a282" draw:name="Content Placeholder 2" svg:x="0.73495in" svg:y="2.6046in" svg:width="3.72313in" svg:height="4.67829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98" draw:name="Content Placeholder 3" svg:x="4.66484in" svg:y="2.60461in" svg:width="3.72313in" svg:height="4.6783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01" draw:name="Date Placeholder 4" svg:x="6.51676in" svg:y="7.2829in" svg:width="0.82481in" svg:height="0.44016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75" presentation:style-name="a304" draw:name="Footer Placeholder 5" svg:x="0.73495in" svg:y="7.2829in" svg:width="5.57361in" svg:height="0.44016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6" presentation:style-name="a307" draw:name="Slide Number Placeholder 6" svg:x="7.76991in" svg:y="7.2829in" svg:width="0.61805in" svg:height="0.44016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16" presentation:style-name="a334" draw:name="Slide Image Placeholder 1">
          <svg:title/>
          <svg:desc/>
        </draw:page-thumbnail>
        <draw:frame draw:id="id17" presentation:style-name="a337" draw:name="Notes Placehold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8" presentation:style-name="a340" draw:name="Header Placehold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9" presentation:style-name="a343" draw:name="Date Placehold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20" presentation:style-name="a346" draw:name="Footer Placehold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21" presentation:style-name="a349" draw:name="Slide Number Placehold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1">
      <draw:g draw:name="Group 16" draw:id="id87">
        <svg:title/>
        <svg:desc/>
        <draw:custom-shape svg:x="-0.01021in" svg:y="4.83794in" svg:width="0.55122in" svg:height="3.43963in" draw:id="id96" draw:layer="Master1-bg" draw:style-name="a406" draw:name="Freeform 6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97" draw:layer="Master1-bg" draw:style-name="a407" draw:name="Straight Connector 7">
          <svg:title/>
          <svg:desc/>
        </draw:connector>
        <draw:connector draw:type="line" svg:x1="8.49092in" svg:y1="0in" svg:x2="9.96083in" svg:y2="8.26736in" draw:id="id98" draw:layer="Master1-bg" draw:style-name="a408" draw:name="Straight Connector 8">
          <svg:title/>
          <svg:desc/>
        </draw:connector>
        <draw:custom-shape svg:x="8.3091in" svg:y="0in" svg:width="2.73611in" svg:height="8.27757in" draw:id="id99" draw:layer="Master1-bg" draw:style-name="a411" draw:name="Freeform 9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00" draw:layer="Master1-bg" draw:style-name="a414" draw:name="Freeform 10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01" draw:layer="Master1-bg" draw:style-name="a417" draw:name="Freeform 11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02" draw:layer="Master1-bg" draw:style-name="a420" draw:name="Freeform 12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03" draw:layer="Master1-bg" draw:style-name="a423" draw:name="Freeform 13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04" draw:layer="Master1-bg" draw:style-name="a426" draw:name="Freeform 14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05" draw:layer="Master1-bg" draw:style-name="a429" draw:name="Freeform 15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88" presentation:style-name="a354" draw:name="Title 1" svg:x="0.73495in" svg:y="0.73488in" svg:width="7.65301in" svg:height="1.59223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89" presentation:style-name="a358" draw:name="Text Placeholder 2" svg:x="0.73495in" svg:y="2.60508in" svg:width="3.72622in" svg:height="0.69469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</draw:text-box>
        <svg:title/>
        <svg:desc/>
      </draw:frame>
      <draw:frame draw:id="id90" presentation:style-name="a374" draw:name="Content Placeholder 3" svg:x="0.73495in" svg:y="3.29977in" svg:width="3.72622in" svg:height="3.98313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8" draw:name="Text Placeholder 4" svg:x="4.66175in" svg:y="2.60508in" svg:width="3.72622in" svg:height="0.69469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92" presentation:style-name="a394" draw:name="Content Placeholder 5" svg:x="4.66175in" svg:y="3.29977in" svg:width="3.72622in" svg:height="3.98313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397" draw:name="Date Placeholder 6" svg:x="6.51676in" svg:y="7.2829in" svg:width="0.82481in" svg:height="0.44016in" presentation:class="date-tim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94" presentation:style-name="a400" draw:name="Footer Placeholder 7" svg:x="0.73495in" svg:y="7.2829in" svg:width="5.57361in" svg:height="0.44016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5" presentation:style-name="a403" draw:name="Slide Number Placeholder 8" svg:x="7.76991in" svg:y="7.2829in" svg:width="0.61805in" svg:height="0.44016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page-thumbnail svg:x="1.21063in" svg:y="0.88858in" svg:width="5.84567in" svg:height="4.38425in" presentation:class="page" draw:id="id16" presentation:style-name="a430" draw:name="Slide Image Placeholder 1">
          <svg:title/>
          <svg:desc/>
        </draw:page-thumbnail>
        <draw:frame draw:id="id17" presentation:style-name="a433" draw:name="Notes Placeholder 2" svg:x="0.82677in" svg:y="5.55394in" svg:width="6.61378in" svg:height="5.26142in" presentation:class="notes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8" presentation:style-name="a436" draw:name="Header Placeholder 3" svg:x="0in" svg:y="0in" svg:width="3.5878in" svg:height="0.58425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9" presentation:style-name="a439" draw:name="Date Placeholder 4" svg:x="4.67953in" svg:y="0in" svg:width="3.5878in" svg:height="0.58425in" presentation:class="date-time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20" presentation:style-name="a442" draw:name="Footer Placeholder 5" svg:x="0in" svg:y="11.10827in" svg:width="3.5878in" svg:height="0.58425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21" presentation:style-name="a445" draw:name="Slide Number Placeholder 6" svg:x="4.67953in" svg:y="11.10827in" svg:width="3.5878in" svg:height="0.58425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7">
      <draw:g draw:name="Group 16" draw:id="id106">
        <svg:title/>
        <svg:desc/>
        <draw:custom-shape svg:x="-0.01021in" svg:y="4.83794in" svg:width="0.55122in" svg:height="3.43963in" draw:id="id111" draw:layer="Master1-bg" draw:style-name="a462" draw:name="Freeform 6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12" draw:layer="Master1-bg" draw:style-name="a463" draw:name="Straight Connector 7">
          <svg:title/>
          <svg:desc/>
        </draw:connector>
        <draw:connector draw:type="line" svg:x1="8.49092in" svg:y1="0in" svg:x2="9.96083in" svg:y2="8.26736in" draw:id="id113" draw:layer="Master1-bg" draw:style-name="a464" draw:name="Straight Connector 8">
          <svg:title/>
          <svg:desc/>
        </draw:connector>
        <draw:custom-shape svg:x="8.3091in" svg:y="0in" svg:width="2.73611in" svg:height="8.27757in" draw:id="id114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15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16" draw:layer="Master1-bg" draw:style-name="a473" draw:name="Freeform 11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17" draw:layer="Master1-bg" draw:style-name="a476" draw:name="Freeform 12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18" draw:layer="Master1-bg" draw:style-name="a479" draw:name="Freeform 13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19" draw:layer="Master1-bg" draw:style-name="a482" draw:name="Freeform 14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20" draw:layer="Master1-bg" draw:style-name="a485" draw:name="Freeform 1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07" presentation:style-name="a450" draw:name="Title 1" svg:x="0.73495in" svg:y="0.73488in" svg:width="7.65301in" svg:height="1.59223in" presentation:class="title" presentation:placeholder="false">
        <draw:text-box>
          <text:p text:style-name="a449" text:class-names="" text:cond-style-name=""><text:span text:style-name="a448" text:class-names="">Click to edit Master title style</text:span></text:p>
        </draw:text-box>
        <svg:title/>
        <svg:desc/>
      </draw:frame>
      <draw:frame draw:id="id108" presentation:style-name="a453" draw:name="Date Placeholder 2" svg:x="6.51676in" svg:y="7.2829in" svg:width="0.82481in" svg:height="0.44016in" presentation:class="date-time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109" presentation:style-name="a456" draw:name="Footer Placeholder 3" svg:x="0.73495in" svg:y="7.2829in" svg:width="5.57361in" svg:height="0.44016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110" presentation:style-name="a459" draw:name="Slide Number Placeholder 4" svg:x="7.76991in" svg:y="7.2829in" svg:width="0.61805in" svg:height="0.44016in" presentation:class="page-number" presentation:placeholder="false">
        <draw:text-box>
          <text:p text:style-name="a458" text:class-names="" text:cond-style-name=""><text:span text:style-name="a457" text:class-names=""><text:page-number style:num-format="1" text:fixed="false"/></text:span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16" presentation:style-name="a486" draw:name="Slide Image Placeholder 1">
          <svg:title/>
          <svg:desc/>
        </draw:page-thumbnail>
        <draw:frame draw:id="id17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8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9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20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21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3">
      <draw:g draw:name="Group 16" draw:id="id121">
        <svg:title/>
        <svg:desc/>
        <draw:custom-shape svg:x="-0.01021in" svg:y="4.83794in" svg:width="0.55122in" svg:height="3.43963in" draw:id="id125" draw:layer="Master1-bg" draw:style-name="a515" draw:name="Freeform 6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26" draw:layer="Master1-bg" draw:style-name="a516" draw:name="Straight Connector 7">
          <svg:title/>
          <svg:desc/>
        </draw:connector>
        <draw:connector draw:type="line" svg:x1="8.49092in" svg:y1="0in" svg:x2="9.96083in" svg:y2="8.26736in" draw:id="id127" draw:layer="Master1-bg" draw:style-name="a517" draw:name="Straight Connector 8">
          <svg:title/>
          <svg:desc/>
        </draw:connector>
        <draw:custom-shape svg:x="8.3091in" svg:y="0in" svg:width="2.73611in" svg:height="8.27757in" draw:id="id128" draw:layer="Master1-bg" draw:style-name="a520" draw:name="Freeform 9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29" draw:layer="Master1-bg" draw:style-name="a523" draw:name="Freeform 10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30" draw:layer="Master1-bg" draw:style-name="a526" draw:name="Freeform 11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31" draw:layer="Master1-bg" draw:style-name="a529" draw:name="Freeform 12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32" draw:layer="Master1-bg" draw:style-name="a532" draw:name="Freeform 13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33" draw:layer="Master1-bg" draw:style-name="a535" draw:name="Freeform 14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34" draw:layer="Master1-bg" draw:style-name="a538" draw:name="Freeform 15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22" presentation:style-name="a506" draw:name="Date Placeholder 1" svg:x="6.51676in" svg:y="7.2829in" svg:width="0.82481in" svg:height="0.44016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23" presentation:style-name="a509" draw:name="Footer Placeholder 2" svg:x="0.73495in" svg:y="7.2829in" svg:width="5.57361in" svg:height="0.44016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24" presentation:style-name="a512" draw:name="Slide Number Placeholder 3" svg:x="7.76991in" svg:y="7.2829in" svg:width="0.61805in" svg:height="0.44016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55">
        <draw:page-thumbnail svg:x="1.21063in" svg:y="0.88858in" svg:width="5.84567in" svg:height="4.38425in" presentation:class="page" draw:id="id16" presentation:style-name="a539" draw:name="Slide Image Placeholder 1">
          <svg:title/>
          <svg:desc/>
        </draw:page-thumbnail>
        <draw:frame draw:id="id17" presentation:style-name="a542" draw:name="Notes Placeholder 2" svg:x="0.82677in" svg:y="5.55394in" svg:width="6.61378in" svg:height="5.26142in" presentation:class="notes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8" presentation:style-name="a545" draw:name="Header Placeholder 3" svg:x="0in" svg:y="0in" svg:width="3.5878in" svg:height="0.58425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9" presentation:style-name="a548" draw:name="Date Placeholder 4" svg:x="4.67953in" svg:y="0in" svg:width="3.5878in" svg:height="0.58425in" presentation:class="date-time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20" presentation:style-name="a551" draw:name="Footer Placeholder 5" svg:x="0in" svg:y="11.10827in" svg:width="3.5878in" svg:height="0.58425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21" presentation:style-name="a554" draw:name="Slide Number Placeholder 6" svg:x="4.67953in" svg:y="11.10827in" svg:width="3.5878in" svg:height="0.58425in" presentation:class="page-number" presentation:placeholder="false">
          <draw:text-box>
            <text:p text:style-name="a553" text:class-names="" text:cond-style-name=""><text:span text:style-name="a5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Group 16" draw:id="id135">
        <svg:title/>
        <svg:desc/>
        <draw:custom-shape svg:x="-0.01021in" svg:y="4.83794in" svg:width="0.55122in" svg:height="3.43963in" draw:id="id142" draw:layer="Master1-bg" draw:style-name="a591" draw:name="Freeform 6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43" draw:layer="Master1-bg" draw:style-name="a592" draw:name="Straight Connector 7">
          <svg:title/>
          <svg:desc/>
        </draw:connector>
        <draw:connector draw:type="line" svg:x1="8.49092in" svg:y1="0in" svg:x2="9.96083in" svg:y2="8.26736in" draw:id="id144" draw:layer="Master1-bg" draw:style-name="a593" draw:name="Straight Connector 8">
          <svg:title/>
          <svg:desc/>
        </draw:connector>
        <draw:custom-shape svg:x="8.3091in" svg:y="0in" svg:width="2.73611in" svg:height="8.27757in" draw:id="id145" draw:layer="Master1-bg" draw:style-name="a596" draw:name="Freeform 9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46" draw:layer="Master1-bg" draw:style-name="a599" draw:name="Freeform 10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47" draw:layer="Master1-bg" draw:style-name="a602" draw:name="Freeform 11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48" draw:layer="Master1-bg" draw:style-name="a605" draw:name="Freeform 12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49" draw:layer="Master1-bg" draw:style-name="a608" draw:name="Freeform 13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50" draw:layer="Master1-bg" draw:style-name="a611" draw:name="Freeform 1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51" draw:layer="Master1-bg" draw:style-name="a614" draw:name="Freeform 1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36" presentation:style-name="a559" draw:name="Title 1" svg:x="0.73495in" svg:y="1.80658in" svg:width="3.36393in" svg:height="1.5412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137" presentation:style-name="a575" draw:name="Content Placeholder 2" svg:x="4.30565in" svg:y="0.62075in" svg:width="4.08232in" svg:height="6.66215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p text:style-name="a570" text:class-names="" text:cond-style-name=""><text:span text:style-name="a5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list text:style-name="a574">
                            <text:list-item>
                              <text:p text:style-name="a573" text:class-names="" text:cond-style-name=""><text:span text:style-name="a5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579" draw:name="Text Placeholder 3" svg:x="0.73495in" svg:y="3.34777in" svg:width="3.36393in" svg:height="3.11557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Edit Master text styles</text:span></text:p>
            </text:list-item>
          </text:list>
        </draw:text-box>
        <svg:title/>
        <svg:desc/>
      </draw:frame>
      <draw:frame draw:id="id139" presentation:style-name="a582" draw:name="Date Placeholder 4" svg:x="6.51676in" svg:y="7.2829in" svg:width="0.82481in" svg:height="0.44016in" presentation:class="date-time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140" presentation:style-name="a585" draw:name="Footer Placeholder 5" svg:x="0.73495in" svg:y="7.2829in" svg:width="5.57361in" svg:height="0.44016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141" presentation:style-name="a588" draw:name="Slide Number Placeholder 6" svg:x="7.76991in" svg:y="7.2829in" svg:width="0.61805in" svg:height="0.44016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page-thumbnail svg:x="1.21063in" svg:y="0.88858in" svg:width="5.84567in" svg:height="4.38425in" presentation:class="page" draw:id="id16" presentation:style-name="a615" draw:name="Slide Image Placeholder 1">
          <svg:title/>
          <svg:desc/>
        </draw:page-thumbnail>
        <draw:frame draw:id="id17" presentation:style-name="a618" draw:name="Notes Placeholder 2" svg:x="0.82677in" svg:y="5.55394in" svg:width="6.61378in" svg:height="5.26142in" presentation:class="notes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8" presentation:style-name="a621" draw:name="Header Placeholder 3" svg:x="0in" svg:y="0in" svg:width="3.5878in" svg:height="0.5842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9" presentation:style-name="a624" draw:name="Date Placeholder 4" svg:x="4.67953in" svg:y="0in" svg:width="3.5878in" svg:height="0.58425in" presentation:class="date-time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20" presentation:style-name="a627" draw:name="Footer Placeholder 5" svg:x="0in" svg:y="11.10827in" svg:width="3.5878in" svg:height="0.5842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21" presentation:style-name="a630" draw:name="Slide Number Placeholder 6" svg:x="4.67953in" svg:y="11.10827in" svg:width="3.5878in" svg:height="0.5842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2">
      <draw:g draw:name="Group 16" draw:id="id152">
        <svg:title/>
        <svg:desc/>
        <draw:custom-shape svg:x="-0.01021in" svg:y="4.83794in" svg:width="0.55122in" svg:height="3.43963in" draw:id="id159" draw:layer="Master1-bg" draw:style-name="a654" draw:name="Freeform 6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60" draw:layer="Master1-bg" draw:style-name="a655" draw:name="Straight Connector 7">
          <svg:title/>
          <svg:desc/>
        </draw:connector>
        <draw:connector draw:type="line" svg:x1="8.49092in" svg:y1="0in" svg:x2="9.96083in" svg:y2="8.26736in" draw:id="id161" draw:layer="Master1-bg" draw:style-name="a656" draw:name="Straight Connector 8">
          <svg:title/>
          <svg:desc/>
        </draw:connector>
        <draw:custom-shape svg:x="8.3091in" svg:y="0in" svg:width="2.73611in" svg:height="8.27757in" draw:id="id162" draw:layer="Master1-bg" draw:style-name="a659" draw:name="Freeform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63" draw:layer="Master1-bg" draw:style-name="a662" draw:name="Freeform 10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64" draw:layer="Master1-bg" draw:style-name="a665" draw:name="Freeform 11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65" draw:layer="Master1-bg" draw:style-name="a668" draw:name="Freeform 12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66" draw:layer="Master1-bg" draw:style-name="a671" draw:name="Freeform 13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67" draw:layer="Master1-bg" draw:style-name="a674" draw:name="Freeform 14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68" draw:layer="Master1-bg" draw:style-name="a677" draw:name="Freeform 15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53" presentation:style-name="a635" draw:name="Title 1" svg:x="0.73495in" svg:y="5.78715in" svg:width="7.65301in" svg:height="0.68321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draw:frame draw:id="id154" presentation:style-name="a638" draw:name="Picture Placeholder 2" svg:x="0.73495in" svg:y="0.73488in" svg:width="7.65301in" svg:height="4.63604in" presentation:class="graphic" presentation:placeholder="false">
        <draw:text-box>
          <text:p text:style-name="a637" text:class-names="" text:cond-style-name=""><text:span text:style-name="a636" text:class-names="">Click icon to add picture</text:span></text:p>
        </draw:text-box>
        <svg:title/>
        <svg:desc/>
      </draw:frame>
      <draw:frame draw:id="id155" presentation:style-name="a642" draw:name="Text Placeholder 3" svg:x="0.73495in" svg:y="6.47036in" svg:width="7.65301in" svg:height="0.81254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</draw:text-box>
        <svg:title/>
        <svg:desc/>
      </draw:frame>
      <draw:frame draw:id="id156" presentation:style-name="a645" draw:name="Date Placeholder 4" svg:x="6.51676in" svg:y="7.2829in" svg:width="0.82481in" svg:height="0.44016in" presentation:class="date-time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57" presentation:style-name="a648" draw:name="Footer Placeholder 5" svg:x="0.73495in" svg:y="7.2829in" svg:width="5.57361in" svg:height="0.44016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158" presentation:style-name="a651" draw:name="Slide Number Placeholder 6" svg:x="7.76991in" svg:y="7.2829in" svg:width="0.61805in" svg:height="0.44016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16" presentation:style-name="a678" draw:name="Slide Image Placeholder 1">
          <svg:title/>
          <svg:desc/>
        </draw:page-thumbnail>
        <draw:frame draw:id="id17" presentation:style-name="a681" draw:name="Notes Placeholder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8" presentation:style-name="a684" draw:name="Header Placeholder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9" presentation:style-name="a687" draw:name="Date Placeholder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20" presentation:style-name="a690" draw:name="Footer Placeholder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21" presentation:style-name="a693" draw:name="Slide Number Placeholder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695">
      <draw:g draw:name="Group 16" draw:id="id169">
        <svg:title/>
        <svg:desc/>
        <draw:custom-shape svg:x="-0.01021in" svg:y="4.83794in" svg:width="0.55122in" svg:height="3.43963in" draw:id="id175" draw:layer="Master1-bg" draw:style-name="a714" draw:name="Freeform 6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76" draw:layer="Master1-bg" draw:style-name="a715" draw:name="Straight Connector 7">
          <svg:title/>
          <svg:desc/>
        </draw:connector>
        <draw:connector draw:type="line" svg:x1="8.49092in" svg:y1="0in" svg:x2="9.96083in" svg:y2="8.26736in" draw:id="id177" draw:layer="Master1-bg" draw:style-name="a716" draw:name="Straight Connector 8">
          <svg:title/>
          <svg:desc/>
        </draw:connector>
        <draw:custom-shape svg:x="8.3091in" svg:y="0in" svg:width="2.73611in" svg:height="8.27757in" draw:id="id178" draw:layer="Master1-bg" draw:style-name="a719" draw:name="Freeform 9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79" draw:layer="Master1-bg" draw:style-name="a722" draw:name="Freeform 10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80" draw:layer="Master1-bg" draw:style-name="a725" draw:name="Freeform 11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181" draw:layer="Master1-bg" draw:style-name="a728" draw:name="Freeform 12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182" draw:layer="Master1-bg" draw:style-name="a731" draw:name="Freeform 13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183" draw:layer="Master1-bg" draw:style-name="a734" draw:name="Freeform 14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184" draw:layer="Master1-bg" draw:style-name="a737" draw:name="Freeform 15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70" presentation:style-name="a698" draw:name="Title 1" svg:x="0.73495in" svg:y="0.73488in" svg:width="7.65301in" svg:height="4.10306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171" presentation:style-name="a702" draw:name="Text Placeholder 2" svg:x="0.73495in" svg:y="5.38909in" svg:width="7.65301in" svg:height="1.8938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Edit Master text styles</text:span></text:p>
            </text:list-item>
          </text:list>
        </draw:text-box>
        <svg:title/>
        <svg:desc/>
      </draw:frame>
      <draw:frame draw:id="id172" presentation:style-name="a705" draw:name="Date Placeholder 3" svg:x="6.51676in" svg:y="7.2829in" svg:width="0.82481in" svg:height="0.44016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73" presentation:style-name="a708" draw:name="Footer Placeholder 4" svg:x="0.73495in" svg:y="7.2829in" svg:width="5.57361in" svg:height="0.44016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74" presentation:style-name="a711" draw:name="Slide Number Placeholder 5" svg:x="7.76991in" svg:y="7.2829in" svg:width="0.61805in" svg:height="0.44016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54">
        <draw:page-thumbnail svg:x="1.21063in" svg:y="0.88858in" svg:width="5.84567in" svg:height="4.38425in" presentation:class="page" draw:id="id16" presentation:style-name="a738" draw:name="Slide Image Placeholder 1">
          <svg:title/>
          <svg:desc/>
        </draw:page-thumbnail>
        <draw:frame draw:id="id17" presentation:style-name="a741" draw:name="Notes Placeholder 2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8" presentation:style-name="a744" draw:name="Header Placeholder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9" presentation:style-name="a747" draw:name="Date Placeholder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20" presentation:style-name="a750" draw:name="Footer Placeholder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21" presentation:style-name="a753" draw:name="Slide Number Placeholder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755">
      <draw:g draw:name="Group 16" draw:id="id185">
        <svg:title/>
        <svg:desc/>
        <draw:custom-shape svg:x="-0.01021in" svg:y="4.83794in" svg:width="0.55122in" svg:height="3.43963in" draw:id="id194" draw:layer="Master1-bg" draw:style-name="a784" draw:name="Freeform 6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195" draw:layer="Master1-bg" draw:style-name="a785" draw:name="Straight Connector 7">
          <svg:title/>
          <svg:desc/>
        </draw:connector>
        <draw:connector draw:type="line" svg:x1="8.49092in" svg:y1="0in" svg:x2="9.96083in" svg:y2="8.26736in" draw:id="id196" draw:layer="Master1-bg" draw:style-name="a786" draw:name="Straight Connector 8">
          <svg:title/>
          <svg:desc/>
        </draw:connector>
        <draw:custom-shape svg:x="8.3091in" svg:y="0in" svg:width="2.73611in" svg:height="8.27757in" draw:id="id197" draw:layer="Master1-bg" draw:style-name="a789" draw:name="Freeform 9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198" draw:layer="Master1-bg" draw:style-name="a792" draw:name="Freeform 10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199" draw:layer="Master1-bg" draw:style-name="a795" draw:name="Freeform 11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00" draw:layer="Master1-bg" draw:style-name="a798" draw:name="Freeform 12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01" draw:layer="Master1-bg" draw:style-name="a801" draw:name="Freeform 1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02" draw:layer="Master1-bg" draw:style-name="a804" draw:name="Freeform 14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03" draw:layer="Master1-bg" draw:style-name="a807" draw:name="Freeform 15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186" presentation:style-name="a758" draw:name="Title 1" svg:x="0.93423in" svg:y="0.73488in" svg:width="7.32082in" svg:height="3.64376in" presentation:class="title" presentation:placeholder="false">
        <draw:text-box>
          <text:p text:style-name="a757" text:class-names="" text:cond-style-name=""><text:span text:style-name="a756" text:class-names="">Click to edit Master title style</text:span></text:p>
        </draw:text-box>
        <svg:title/>
        <svg:desc/>
      </draw:frame>
      <draw:frame draw:id="id187" presentation:style-name="a762" draw:name="Text Placeholder 9" svg:x="1.32749in" svg:y="4.37864in" svg:width="6.53429in" svg:height="0.4593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Edit Master text styles</text:span></text:p>
            </text:list-item>
          </text:list>
        </draw:text-box>
        <svg:title/>
        <svg:desc/>
      </draw:frame>
      <draw:frame draw:id="id188" presentation:style-name="a766" draw:name="Text Placeholder 2" svg:x="0.73495in" svg:y="5.38909in" svg:width="7.65301in" svg:height="1.8938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Edit Master text styles</text:span></text:p>
            </text:list-item>
          </text:list>
        </draw:text-box>
        <svg:title/>
        <svg:desc/>
      </draw:frame>
      <draw:frame draw:id="id189" presentation:style-name="a769" draw:name="Date Placeholder 3" svg:x="6.51676in" svg:y="7.2829in" svg:width="0.82481in" svg:height="0.44016in" presentation:class="date-time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90" presentation:style-name="a772" draw:name="Footer Placeholder 4" svg:x="0.73495in" svg:y="7.2829in" svg:width="5.57361in" svg:height="0.44016in" presentation:class="footer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91" presentation:style-name="a775" draw:name="Slide Number Placeholder 5" svg:x="7.76991in" svg:y="7.2829in" svg:width="0.61805in" svg:height="0.44016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draw:frame draw:id="id192" draw:style-name="a778" draw:name="TextBox 23" svg:x="0.58197in" svg:y="0.95281in" svg:width="0.55136in" svg:height="0.70495in">
        <draw:text-box>
          <text:p text:style-name="a777" text:class-names="" text:cond-style-name=""><text:span text:style-name="a776" text:class-names="">“</text:span></text:p>
        </draw:text-box>
        <svg:title/>
        <svg:desc/>
      </draw:frame>
      <draw:frame draw:id="id193" draw:style-name="a781" draw:name="TextBox 24" svg:x="8.13525in" svg:y="3.47976in" svg:width="0.55136in" svg:height="0.70495in">
        <draw:text-box>
          <text:p text:style-name="a780" text:class-names="" text:cond-style-name=""><text:span text:style-name="a779" text:class-names="">”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16" presentation:style-name="a808" draw:name="Slide Image Placeholder 1">
          <svg:title/>
          <svg:desc/>
        </draw:page-thumbnail>
        <draw:frame draw:id="id17" presentation:style-name="a811" draw:name="Notes Placeholder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8" presentation:style-name="a814" draw:name="Header Placeholder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9" presentation:style-name="a817" draw:name="Date Placeholder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20" presentation:style-name="a820" draw:name="Footer Placeholder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21" presentation:style-name="a823" draw:name="Slide Number Placeholder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25">
      <draw:g draw:name="Group 16" draw:id="id204">
        <svg:title/>
        <svg:desc/>
        <draw:custom-shape svg:x="-0.01021in" svg:y="4.83794in" svg:width="0.55122in" svg:height="3.43963in" draw:id="id210" draw:layer="Master1-bg" draw:style-name="a844" draw:name="Freeform 6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11" draw:layer="Master1-bg" draw:style-name="a845" draw:name="Straight Connector 7">
          <svg:title/>
          <svg:desc/>
        </draw:connector>
        <draw:connector draw:type="line" svg:x1="8.49092in" svg:y1="0in" svg:x2="9.96083in" svg:y2="8.26736in" draw:id="id212" draw:layer="Master1-bg" draw:style-name="a846" draw:name="Straight Connector 8">
          <svg:title/>
          <svg:desc/>
        </draw:connector>
        <draw:custom-shape svg:x="8.3091in" svg:y="0in" svg:width="2.73611in" svg:height="8.27757in" draw:id="id213" draw:layer="Master1-bg" draw:style-name="a849" draw:name="Freeform 9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14" draw:layer="Master1-bg" draw:style-name="a852" draw:name="Freeform 10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15" draw:layer="Master1-bg" draw:style-name="a855" draw:name="Freeform 11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16" draw:layer="Master1-bg" draw:style-name="a858" draw:name="Freeform 12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17" draw:layer="Master1-bg" draw:style-name="a861" draw:name="Freeform 13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18" draw:layer="Master1-bg" draw:style-name="a864" draw:name="Freeform 14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19" draw:layer="Master1-bg" draw:style-name="a867" draw:name="Freeform 15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05" presentation:style-name="a828" draw:name="Title 1" svg:x="0.73495in" svg:y="2.32902in" svg:width="7.65301in" svg:height="3.12884in" presentation:class="title" presentation:placeholder="false">
        <draw:text-box>
          <text:p text:style-name="a827" text:class-names="" text:cond-style-name=""><text:span text:style-name="a826" text:class-names="">Click to edit Master title style</text:span></text:p>
        </draw:text-box>
        <svg:title/>
        <svg:desc/>
      </draw:frame>
      <draw:frame draw:id="id206" presentation:style-name="a832" draw:name="Text Placeholder 2" svg:x="0.73495in" svg:y="5.45787in" svg:width="7.65301in" svg:height="1.82503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Edit Master text styles</text:span></text:p>
            </text:list-item>
          </text:list>
        </draw:text-box>
        <svg:title/>
        <svg:desc/>
      </draw:frame>
      <draw:frame draw:id="id207" presentation:style-name="a835" draw:name="Date Placeholder 3" svg:x="6.51676in" svg:y="7.2829in" svg:width="0.82481in" svg:height="0.44016in" presentation:class="date-time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208" presentation:style-name="a838" draw:name="Footer Placeholder 4" svg:x="0.73495in" svg:y="7.2829in" svg:width="5.57361in" svg:height="0.44016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209" presentation:style-name="a841" draw:name="Slide Number Placeholder 5" svg:x="7.76991in" svg:y="7.2829in" svg:width="0.61805in" svg:height="0.44016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84">
        <draw:page-thumbnail svg:x="1.21063in" svg:y="0.88858in" svg:width="5.84567in" svg:height="4.38425in" presentation:class="page" draw:id="id16" presentation:style-name="a868" draw:name="Slide Image Placeholder 1">
          <svg:title/>
          <svg:desc/>
        </draw:page-thumbnail>
        <draw:frame draw:id="id17" presentation:style-name="a871" draw:name="Notes Placeholder 2" svg:x="0.82677in" svg:y="5.55394in" svg:width="6.61378in" svg:height="5.26142in" presentation:class="notes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8" presentation:style-name="a874" draw:name="Header Placeholder 3" svg:x="0in" svg:y="0in" svg:width="3.5878in" svg:height="0.58425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9" presentation:style-name="a877" draw:name="Date Placeholder 4" svg:x="4.67953in" svg:y="0in" svg:width="3.5878in" svg:height="0.58425in" presentation:class="date-time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20" presentation:style-name="a880" draw:name="Footer Placeholder 5" svg:x="0in" svg:y="11.10827in" svg:width="3.5878in" svg:height="0.58425in" presentation:class="foot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21" presentation:style-name="a883" draw:name="Slide Number Placeholder 6" svg:x="4.67953in" svg:y="11.10827in" svg:width="3.5878in" svg:height="0.58425in" presentation:class="page-number" presentation:placeholder="false">
          <draw:text-box>
            <text:p text:style-name="a882" text:class-names="" text:cond-style-name=""><text:span text:style-name="a8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885">
      <draw:g draw:name="Group 16" draw:id="id220">
        <svg:title/>
        <svg:desc/>
        <draw:custom-shape svg:x="-0.01021in" svg:y="4.83794in" svg:width="0.55122in" svg:height="3.43963in" draw:id="id229" draw:layer="Master1-bg" draw:style-name="a914" draw:name="Freeform 6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30" draw:layer="Master1-bg" draw:style-name="a915" draw:name="Straight Connector 7">
          <svg:title/>
          <svg:desc/>
        </draw:connector>
        <draw:connector draw:type="line" svg:x1="8.49092in" svg:y1="0in" svg:x2="9.96083in" svg:y2="8.26736in" draw:id="id231" draw:layer="Master1-bg" draw:style-name="a916" draw:name="Straight Connector 8">
          <svg:title/>
          <svg:desc/>
        </draw:connector>
        <draw:custom-shape svg:x="8.3091in" svg:y="0in" svg:width="2.73611in" svg:height="8.27757in" draw:id="id232" draw:layer="Master1-bg" draw:style-name="a919" draw:name="Freeform 9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33" draw:layer="Master1-bg" draw:style-name="a922" draw:name="Freeform 1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34" draw:layer="Master1-bg" draw:style-name="a925" draw:name="Freeform 1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35" draw:layer="Master1-bg" draw:style-name="a928" draw:name="Freeform 12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36" draw:layer="Master1-bg" draw:style-name="a931" draw:name="Freeform 1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37" draw:layer="Master1-bg" draw:style-name="a934" draw:name="Freeform 14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38" draw:layer="Master1-bg" draw:style-name="a937" draw:name="Freeform 15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21" presentation:style-name="a888" draw:name="Title 1" svg:x="0.93423in" svg:y="0.73488in" svg:width="7.32082in" svg:height="3.64376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222" presentation:style-name="a892" draw:name="Text Placeholder 9" svg:x="0.73495in" svg:y="4.83794in" svg:width="7.65301in" svg:height="0.61993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Edit Master text styles</text:span></text:p>
            </text:list-item>
          </text:list>
        </draw:text-box>
        <svg:title/>
        <svg:desc/>
      </draw:frame>
      <draw:frame draw:id="id223" presentation:style-name="a896" draw:name="Text Placeholder 2" svg:x="0.73495in" svg:y="5.45787in" svg:width="7.65301in" svg:height="1.82503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Edit Master text styles</text:span></text:p>
            </text:list-item>
          </text:list>
        </draw:text-box>
        <svg:title/>
        <svg:desc/>
      </draw:frame>
      <draw:frame draw:id="id224" presentation:style-name="a899" draw:name="Date Placeholder 3" svg:x="6.51676in" svg:y="7.2829in" svg:width="0.82481in" svg:height="0.44016in" presentation:class="date-time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225" presentation:style-name="a902" draw:name="Footer Placeholder 4" svg:x="0.73495in" svg:y="7.2829in" svg:width="5.57361in" svg:height="0.44016in" presentation:class="footer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226" presentation:style-name="a905" draw:name="Slide Number Placeholder 5" svg:x="7.76991in" svg:y="7.2829in" svg:width="0.61805in" svg:height="0.44016in" presentation:class="page-number" presentation:placeholder="false">
        <draw:text-box>
          <text:p text:style-name="a904" text:class-names="" text:cond-style-name=""><text:span text:style-name="a903" text:class-names=""><text:page-number style:num-format="1" text:fixed="false"/></text:span></text:p>
        </draw:text-box>
        <svg:title/>
        <svg:desc/>
      </draw:frame>
      <draw:frame draw:id="id227" draw:style-name="a908" draw:name="TextBox 23" svg:x="0.58197in" svg:y="0.95281in" svg:width="0.55136in" svg:height="0.70495in">
        <draw:text-box>
          <text:p text:style-name="a907" text:class-names="" text:cond-style-name=""><text:span text:style-name="a906" text:class-names="">“</text:span></text:p>
        </draw:text-box>
        <svg:title/>
        <svg:desc/>
      </draw:frame>
      <draw:frame draw:id="id228" draw:style-name="a911" draw:name="TextBox 24" svg:x="8.13525in" svg:y="3.47976in" svg:width="0.55136in" svg:height="0.70495in">
        <draw:text-box>
          <text:p text:style-name="a910" text:class-names="" text:cond-style-name=""><text:span text:style-name="a909" text:class-names="">”</text:span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16" presentation:style-name="a938" draw:name="Slide Image Placeholder 1">
          <svg:title/>
          <svg:desc/>
        </draw:page-thumbnail>
        <draw:frame draw:id="id1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2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2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955">
      <draw:g draw:name="Group 16" draw:id="id239">
        <svg:title/>
        <svg:desc/>
        <draw:custom-shape svg:x="-0.01021in" svg:y="4.83794in" svg:width="0.55122in" svg:height="3.43963in" draw:id="id246" draw:layer="Master1-bg" draw:style-name="a978" draw:name="Freeform 6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47" draw:layer="Master1-bg" draw:style-name="a979" draw:name="Straight Connector 7">
          <svg:title/>
          <svg:desc/>
        </draw:connector>
        <draw:connector draw:type="line" svg:x1="8.49092in" svg:y1="0in" svg:x2="9.96083in" svg:y2="8.26736in" draw:id="id248" draw:layer="Master1-bg" draw:style-name="a980" draw:name="Straight Connector 8">
          <svg:title/>
          <svg:desc/>
        </draw:connector>
        <draw:custom-shape svg:x="8.3091in" svg:y="0in" svg:width="2.73611in" svg:height="8.27757in" draw:id="id249" draw:layer="Master1-bg" draw:style-name="a983" draw:name="Freeform 9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50" draw:layer="Master1-bg" draw:style-name="a986" draw:name="Freeform 10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51" draw:layer="Master1-bg" draw:style-name="a989" draw:name="Freeform 11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52" draw:layer="Master1-bg" draw:style-name="a992" draw:name="Freeform 12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53" draw:layer="Master1-bg" draw:style-name="a995" draw:name="Freeform 13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54" draw:layer="Master1-bg" draw:style-name="a998" draw:name="Freeform 14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55" draw:layer="Master1-bg" draw:style-name="a1001" draw:name="Freeform 15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40" presentation:style-name="a958" draw:name="Title 1" svg:x="0.74249in" svg:y="0.73488in" svg:width="7.64548in" svg:height="3.64376in" presentation:class="title" presentation:placeholder="false">
        <draw:text-box>
          <text:p text:style-name="a957" text:class-names="" text:cond-style-name=""><text:span text:style-name="a956" text:class-names="">Click to edit Master title style</text:span></text:p>
        </draw:text-box>
        <svg:title/>
        <svg:desc/>
      </draw:frame>
      <draw:frame draw:id="id241" presentation:style-name="a962" draw:name="Text Placeholder 9" svg:x="0.73495in" svg:y="4.83794in" svg:width="7.65301in" svg:height="0.61993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Edit Master text styles</text:span></text:p>
            </text:list-item>
          </text:list>
        </draw:text-box>
        <svg:title/>
        <svg:desc/>
      </draw:frame>
      <draw:frame draw:id="id242" presentation:style-name="a966" draw:name="Text Placeholder 2" svg:x="0.73495in" svg:y="5.45787in" svg:width="7.65301in" svg:height="1.82503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Edit Master text styles</text:span></text:p>
            </text:list-item>
          </text:list>
        </draw:text-box>
        <svg:title/>
        <svg:desc/>
      </draw:frame>
      <draw:frame draw:id="id243" presentation:style-name="a969" draw:name="Date Placeholder 3" svg:x="6.51676in" svg:y="7.2829in" svg:width="0.82481in" svg:height="0.44016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244" presentation:style-name="a972" draw:name="Footer Placeholder 4" svg:x="0.73495in" svg:y="7.2829in" svg:width="5.57361in" svg:height="0.44016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245" presentation:style-name="a975" draw:name="Slide Number Placeholder 5" svg:x="7.76991in" svg:y="7.2829in" svg:width="0.61805in" svg:height="0.44016in" presentation:class="page-number" presentation:placeholder="false">
        <draw:text-box>
          <text:p text:style-name="a974" text:class-names="" text:cond-style-name=""><text:span text:style-name="a973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16" presentation:style-name="a1002" draw:name="Slide Image Placeholder 1">
          <svg:title/>
          <svg:desc/>
        </draw:page-thumbnail>
        <draw:frame draw:id="id17" presentation:style-name="a1005" draw:name="Notes Placeholder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8" presentation:style-name="a1008" draw:name="Header Placeholder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9" presentation:style-name="a1011" draw:name="Date Placeholder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20" presentation:style-name="a1014" draw:name="Footer Placeholder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21" presentation:style-name="a1017" draw:name="Slide Number Placeholder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19">
      <draw:g draw:name="Group 16" draw:id="id256">
        <svg:title/>
        <svg:desc/>
        <draw:custom-shape svg:x="-0.01021in" svg:y="4.83794in" svg:width="0.55122in" svg:height="3.43963in" draw:id="id262" draw:layer="Master1-bg" draw:style-name="a1050" draw:name="Freeform 6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63" draw:layer="Master1-bg" draw:style-name="a1051" draw:name="Straight Connector 7">
          <svg:title/>
          <svg:desc/>
        </draw:connector>
        <draw:connector draw:type="line" svg:x1="8.49092in" svg:y1="0in" svg:x2="9.96083in" svg:y2="8.26736in" draw:id="id264" draw:layer="Master1-bg" draw:style-name="a1052" draw:name="Straight Connector 8">
          <svg:title/>
          <svg:desc/>
        </draw:connector>
        <draw:custom-shape svg:x="8.3091in" svg:y="0in" svg:width="2.73611in" svg:height="8.27757in" draw:id="id265" draw:layer="Master1-bg" draw:style-name="a1055" draw:name="Freeform 9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66" draw:layer="Master1-bg" draw:style-name="a1058" draw:name="Freeform 10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67" draw:layer="Master1-bg" draw:style-name="a1061" draw:name="Freeform 1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68" draw:layer="Master1-bg" draw:style-name="a1064" draw:name="Freeform 12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69" draw:layer="Master1-bg" draw:style-name="a1067" draw:name="Freeform 1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70" draw:layer="Master1-bg" draw:style-name="a1070" draw:name="Freeform 14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71" draw:layer="Master1-bg" draw:style-name="a1073" draw:name="Freeform 15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57" presentation:style-name="a1022" draw:name="Title 1" svg:x="0.73495in" svg:y="0.73488in" svg:width="7.65301in" svg:height="1.59223in" presentation:class="title" presentation:placeholder="false">
        <draw:text-box>
          <text:p text:style-name="a1021" text:class-names="" text:cond-style-name=""><text:span text:style-name="a1020" text:class-names="">Click to edit Master title style</text:span></text:p>
        </draw:text-box>
        <svg:title/>
        <svg:desc/>
      </draw:frame>
      <draw:frame draw:id="id258" presentation:style-name="a1038" draw:name="Vertical Text Placeholder 2" svg:x="0.73495in" svg:y="2.60461in" svg:width="7.65301in" svg:height="4.6783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Edit Master text styles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 level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041" draw:name="Date Placeholder 3" svg:x="6.51676in" svg:y="7.2829in" svg:width="0.82481in" svg:height="0.44016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260" presentation:style-name="a1044" draw:name="Footer Placeholder 4" svg:x="0.73495in" svg:y="7.2829in" svg:width="5.57361in" svg:height="0.44016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261" presentation:style-name="a1047" draw:name="Slide Number Placeholder 5" svg:x="7.76991in" svg:y="7.2829in" svg:width="0.61805in" svg:height="0.44016in" presentation:class="page-number" presentation:placeholder="false">
        <draw:text-box>
          <text:p text:style-name="a1046" text:class-names="" text:cond-style-name=""><text:span text:style-name="a1045" text:class-names=""><text:page-number style:num-format="1" text:fixed="false"/></text:span></text:p>
        </draw:text-box>
        <svg:title/>
        <svg:desc/>
      </draw:frame>
      <presentation:notes style:page-layout-name="pageLayout2" draw:style-name="a1090">
        <draw:page-thumbnail svg:x="1.21063in" svg:y="0.88858in" svg:width="5.84567in" svg:height="4.38425in" presentation:class="page" draw:id="id16" presentation:style-name="a1074" draw:name="Slide Image Placeholder 1">
          <svg:title/>
          <svg:desc/>
        </draw:page-thumbnail>
        <draw:frame draw:id="id17" presentation:style-name="a1077" draw:name="Notes Placeholder 2" svg:x="0.82677in" svg:y="5.55394in" svg:width="6.61378in" svg:height="5.26142in" presentation:class="notes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8" presentation:style-name="a1080" draw:name="Header Placeholder 3" svg:x="0in" svg:y="0in" svg:width="3.5878in" svg:height="0.58425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9" presentation:style-name="a1083" draw:name="Date Placeholder 4" svg:x="4.67953in" svg:y="0in" svg:width="3.5878in" svg:height="0.58425in" presentation:class="date-time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20" presentation:style-name="a1086" draw:name="Footer Placeholder 5" svg:x="0in" svg:y="11.10827in" svg:width="3.5878in" svg:height="0.58425in" presentation:class="foot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21" presentation:style-name="a1089" draw:name="Slide Number Placeholder 6" svg:x="4.67953in" svg:y="11.10827in" svg:width="3.5878in" svg:height="0.58425in" presentation:class="page-number" presentation:placeholder="false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091">
      <draw:g draw:name="Group 16" draw:id="id272">
        <svg:title/>
        <svg:desc/>
        <draw:custom-shape svg:x="-0.01021in" svg:y="4.83794in" svg:width="0.55122in" svg:height="3.43963in" draw:id="id278" draw:layer="Master1-bg" draw:style-name="a1122" draw:name="Freeform 6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457200 2853267" draw:enhanced-path="M ?f0 ?f0 L ?f1 ?f2 ?f0 ?f3 C ?f4 ?f5 ?f6 ?f7 ?f0 ?f0 Z N" draw:text-areas="?f12 ?f14 ?f13 ?f15">
            <draw:equation draw:name="f0" draw:formula="0"/>
            <draw:equation draw:name="f1" draw:formula="457200"/>
            <draw:equation draw:name="f2" draw:formula="2853267"/>
            <draw:equation draw:name="f3" draw:formula="2844800"/>
            <draw:equation draw:name="f4" draw:formula="2822"/>
            <draw:equation draw:name="f5" draw:formula="1905000"/>
            <draw:equation draw:name="f6" draw:formula="5645"/>
            <draw:equation draw:name="f7" draw:formula="965200"/>
            <draw:equation draw:name="f8" draw:formula="?f2 - ?f0"/>
            <draw:equation draw:name="f9" draw:formula="?f1 - ?f0"/>
            <draw:equation draw:name="f10" draw:formula="?f9 / 457200"/>
            <draw:equation draw:name="f11" draw:formula="?f8 / 2853267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onnector draw:type="line" svg:x1="6.1859in" svg:y1="8.26736in" svg:x2="11.03552in" svg:y2="5.03372in" draw:id="id279" draw:layer="Master1-bg" draw:style-name="a1123" draw:name="Straight Connector 7">
          <svg:title/>
          <svg:desc/>
        </draw:connector>
        <draw:connector draw:type="line" svg:x1="8.49092in" svg:y1="0in" svg:x2="9.96083in" svg:y2="8.26736in" draw:id="id280" draw:layer="Master1-bg" draw:style-name="a1124" draw:name="Straight Connector 8">
          <svg:title/>
          <svg:desc/>
        </draw:connector>
        <draw:custom-shape svg:x="8.3091in" svg:y="0in" svg:width="2.73611in" svg:height="8.27757in" draw:id="id281" draw:layer="Master1-bg" draw:style-name="a1127" draw:name="Freeform 9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269442 6866466" draw:enhanced-path="M ?f3 ?f0 L ?f0 ?f4 ?f5 ?f2 C ?f6 ?f7 ?f8 ?f9 ?f10 ?f11 L ?f3 ?f0 Z N" draw:text-areas="?f16 ?f18 ?f17 ?f19">
            <draw:equation draw:name="f0" draw:formula="0"/>
            <draw:equation draw:name="f1" draw:formula="2269442"/>
            <draw:equation draw:name="f2" draw:formula="6866466"/>
            <draw:equation draw:name="f3" draw:formula="2023534"/>
            <draw:equation draw:name="f4" draw:formula="6858000"/>
            <draw:equation draw:name="f5" draw:formula="2269067"/>
            <draw:equation draw:name="f6" draw:formula="2271889"/>
            <draw:equation draw:name="f7" draw:formula="4580466"/>
            <draw:equation draw:name="f8" draw:formula="2257778"/>
            <draw:equation draw:name="f9" draw:formula="2294466"/>
            <draw:equation draw:name="f10" draw:formula="2260600"/>
            <draw:equation draw:name="f11" draw:formula="8466"/>
            <draw:equation draw:name="f12" draw:formula="?f2 - ?f0"/>
            <draw:equation draw:name="f13" draw:formula="?f1 - ?f0"/>
            <draw:equation draw:name="f14" draw:formula="?f13 / 2269442"/>
            <draw:equation draw:name="f15" draw:formula="?f12 / 6866466"/>
            <draw:equation draw:name="f16" draw:formula="?f0 / ?f14"/>
            <draw:equation draw:name="f17" draw:formula="?f1 / ?f14"/>
            <draw:equation draw:name="f18" draw:formula="?f0 / ?f15"/>
            <draw:equation draw:name="f19" draw:formula="?f2 / ?f15"/>
          </draw:enhanced-geometry>
        </draw:custom-shape>
        <draw:custom-shape svg:x="8.68677in" svg:y="-0.01021in" svg:width="2.34875in" svg:height="8.27757in" draw:id="id282" draw:layer="Master1-bg" draw:style-name="a1130" draw:name="Freeform 10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1948147 6866467" draw:enhanced-path="M ?f0 ?f0 L ?f3 ?f2 ?f4 ?f2 C ?f5 ?f6 ?f7 ?f8 ?f4 ?f0 L ?f0 ?f0 Z N" draw:text-areas="?f13 ?f15 ?f14 ?f16">
            <draw:equation draw:name="f0" draw:formula="0"/>
            <draw:equation draw:name="f1" draw:formula="1948147"/>
            <draw:equation draw:name="f2" draw:formula="6866467"/>
            <draw:equation draw:name="f3" draw:formula="1202267"/>
            <draw:equation draw:name="f4" draw:formula="1947333"/>
            <draw:equation draw:name="f5" draw:formula="1944511"/>
            <draw:equation draw:name="f6" draw:formula="4577645"/>
            <draw:equation draw:name="f7" draw:formula="1950155"/>
            <draw:equation draw:name="f8" draw:formula="2288822"/>
            <draw:equation draw:name="f9" draw:formula="?f2 - ?f0"/>
            <draw:equation draw:name="f10" draw:formula="?f1 - ?f0"/>
            <draw:equation draw:name="f11" draw:formula="?f10 / 1948147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8.00286in" svg:y="4.72566in" svg:width="3.03044in" svg:height="3.5417in" draw:id="id283" draw:layer="Master1-bg" draw:style-name="a1133" draw:name="Freeform 11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3259667 3810000" draw:enhanced-path="M ?f0 ?f2 L ?f3 ?f0 C ?f4 ?f5 ?f6 ?f7 ?f1 ?f2 L ?f0 ?f2 Z N" draw:text-areas="?f12 ?f14 ?f13 ?f15">
            <draw:equation draw:name="f0" draw:formula="0"/>
            <draw:equation draw:name="f1" draw:formula="3259667"/>
            <draw:equation draw:name="f2" draw:formula="3810000"/>
            <draw:equation draw:name="f3" draw:formula="3251200"/>
            <draw:equation draw:name="f4" draw:formula="3254022"/>
            <draw:equation draw:name="f5" draw:formula="1270000"/>
            <draw:equation draw:name="f6" draw:formula="3256845"/>
            <draw:equation draw:name="f7" draw:formula="2540000"/>
            <draw:equation draw:name="f8" draw:formula="?f2 - ?f0"/>
            <draw:equation draw:name="f9" draw:formula="?f1 - ?f0"/>
            <draw:equation draw:name="f10" draw:formula="?f9 / 3259667"/>
            <draw:equation draw:name="f11" draw:formula="?f8 / 3810000"/>
            <draw:equation draw:name="f12" draw:formula="?f0 / ?f10"/>
            <draw:equation draw:name="f13" draw:formula="?f1 / ?f10"/>
            <draw:equation draw:name="f14" draw:formula="?f0 / ?f11"/>
            <draw:equation draw:name="f15" draw:formula="?f2 / ?f11"/>
          </draw:enhanced-geometry>
        </draw:custom-shape>
        <draw:custom-shape svg:x="8.452in" svg:y="-0.01021in" svg:width="2.58352in" svg:height="8.27757in" draw:id="id284" draw:layer="Master1-bg" draw:style-name="a1136" draw:name="Freeform 12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853267 6866467" draw:enhanced-path="M ?f0 ?f0 L ?f3 ?f2 ?f1 ?f4 ?f1 ?f0 ?f0 ?f0 Z N" draw:text-areas="?f9 ?f11 ?f10 ?f12">
            <draw:equation draw:name="f0" draw:formula="0"/>
            <draw:equation draw:name="f1" draw:formula="2853267"/>
            <draw:equation draw:name="f2" draw:formula="6866467"/>
            <draw:equation draw:name="f3" draw:formula="2472267"/>
            <draw:equation draw:name="f4" draw:formula="6858000"/>
            <draw:equation draw:name="f5" draw:formula="?f2 - ?f0"/>
            <draw:equation draw:name="f6" draw:formula="?f1 - ?f0"/>
            <draw:equation draw:name="f7" draw:formula="?f6 / 2853267"/>
            <draw:equation draw:name="f8" draw:formula="?f5 / 68664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00166in" svg:y="-0.01021in" svg:width="1.03387in" svg:height="8.27757in" draw:id="id285" draw:layer="Master1-bg" draw:style-name="a1139" draw:name="Freeform 13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1286933 6866467" draw:enhanced-path="M ?f3 ?f0 L ?f0 ?f2 ?f1 ?f2 C ?f4 ?f5 ?f6 ?f7 ?f8 ?f0 L ?f3 ?f0 Z N" draw:text-areas="?f13 ?f15 ?f14 ?f16">
            <draw:equation draw:name="f0" draw:formula="0"/>
            <draw:equation draw:name="f1" draw:formula="1286933"/>
            <draw:equation draw:name="f2" draw:formula="6866467"/>
            <draw:equation draw:name="f3" draw:formula="1016000"/>
            <draw:equation draw:name="f4" draw:formula="1284111"/>
            <draw:equation draw:name="f5" draw:formula="4577645"/>
            <draw:equation draw:name="f6" draw:formula="1281288"/>
            <draw:equation draw:name="f7" draw:formula="2288822"/>
            <draw:equation draw:name="f8" draw:formula="1278466"/>
            <draw:equation draw:name="f9" draw:formula="?f2 - ?f0"/>
            <draw:equation draw:name="f10" draw:formula="?f1 - ?f0"/>
            <draw:equation draw:name="f11" draw:formula="?f10 / 1286933"/>
            <draw:equation draw:name="f12" draw:formula="?f9 / 6866467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  <draw:custom-shape svg:x="9.73817in" svg:y="-0.01021in" svg:width="1.28613in" svg:height="8.27757in" draw:id="id286" draw:layer="Master1-bg" draw:style-name="a1142" draw:name="Freeform 14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1270244 6866467" draw:enhanced-path="M ?f0 ?f0 L ?f3 ?f2 ?f4 ?f2 C ?f5 ?f6 ?f7 ?f8 ?f9 ?f0 L ?f0 ?f0 Z N" draw:text-areas="?f14 ?f16 ?f15 ?f17">
            <draw:equation draw:name="f0" draw:formula="0"/>
            <draw:equation draw:name="f1" draw:formula="1270244"/>
            <draw:equation draw:name="f2" draw:formula="6866467"/>
            <draw:equation draw:name="f3" draw:formula="1117600"/>
            <draw:equation draw:name="f4" draw:formula="1270000"/>
            <draw:equation draw:name="f5" draw:formula="1272822"/>
            <draw:equation draw:name="f6" draw:formula="4574822"/>
            <draw:equation draw:name="f7" draw:formula="1250245"/>
            <draw:equation draw:name="f8" draw:formula="2291645"/>
            <draw:equation draw:name="f9" draw:formula="1253067"/>
            <draw:equation draw:name="f10" draw:formula="?f2 - ?f0"/>
            <draw:equation draw:name="f11" draw:formula="?f1 - ?f0"/>
            <draw:equation draw:name="f12" draw:formula="?f11 / 1270244"/>
            <draw:equation draw:name="f13" draw:formula="?f10 / 6866467"/>
            <draw:equation draw:name="f14" draw:formula="?f0 / ?f12"/>
            <draw:equation draw:name="f15" draw:formula="?f1 / ?f12"/>
            <draw:equation draw:name="f16" draw:formula="?f0 / ?f13"/>
            <draw:equation draw:name="f17" draw:formula="?f2 / ?f13"/>
          </draw:enhanced-geometry>
        </draw:custom-shape>
        <draw:custom-shape svg:x="9.71776in" svg:y="5.89943in" svg:width="1.31907in" svg:height="2.36794in" draw:id="id287" draw:layer="Master1-bg" draw:style-name="a1145" draw:name="Freeform 15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1820333 3268133" draw:enhanced-path="M ?f0 ?f2 L ?f3 ?f0 C ?f4 ?f5 ?f6 ?f7 ?f1 ?f8 L ?f0 ?f2 Z N" draw:text-areas="?f13 ?f15 ?f14 ?f16">
            <draw:equation draw:name="f0" draw:formula="0"/>
            <draw:equation draw:name="f1" draw:formula="1820333"/>
            <draw:equation draw:name="f2" draw:formula="3268133"/>
            <draw:equation draw:name="f3" draw:formula="1811866"/>
            <draw:equation draw:name="f4" draw:formula="1814688"/>
            <draw:equation draw:name="f5" draw:formula="1086555"/>
            <draw:equation draw:name="f6" draw:formula="1817511"/>
            <draw:equation draw:name="f7" draw:formula="2173111"/>
            <draw:equation draw:name="f8" draw:formula="3259666"/>
            <draw:equation draw:name="f9" draw:formula="?f2 - ?f0"/>
            <draw:equation draw:name="f10" draw:formula="?f1 - ?f0"/>
            <draw:equation draw:name="f11" draw:formula="?f10 / 1820333"/>
            <draw:equation draw:name="f12" draw:formula="?f9 / 3268133"/>
            <draw:equation draw:name="f13" draw:formula="?f0 / ?f11"/>
            <draw:equation draw:name="f14" draw:formula="?f1 / ?f11"/>
            <draw:equation draw:name="f15" draw:formula="?f0 / ?f12"/>
            <draw:equation draw:name="f16" draw:formula="?f2 / ?f12"/>
          </draw:enhanced-geometry>
        </draw:custom-shape>
      </draw:g>
      <draw:frame draw:id="id273" presentation:style-name="a1094" draw:name="Vertical Title 1" svg:x="7.20644in" svg:y="0.73488in" svg:width="1.18009in" svg:height="6.33066in" presentation:class="title" presentation:placeholder="false">
        <draw:text-box>
          <text:p text:style-name="a1093" text:class-names="" text:cond-style-name=""><text:span text:style-name="a1092" text:class-names="">Click to edit Master title style</text:span></text:p>
        </draw:text-box>
        <svg:title/>
        <svg:desc/>
      </draw:frame>
      <draw:frame draw:id="id274" presentation:style-name="a1110" draw:name="Vertical Text Placeholder 2" svg:x="0.73495in" svg:y="0.73488in" svg:width="6.26329in" svg:height="6.33066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Edit Master text styles</text:span></text:p>
            </text:list-item>
          </text:list>
          <text:list text:style-name="a1100">
            <text:list-item>
              <text:list text:style-name="a1100">
                <text:list-item>
                  <text:p text:style-name="a1099" text:class-names="" text:cond-style-name=""><text:span text:style-name="a1098" text:class-names="">Second level</text:span></text:p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p text:style-name="a1102" text:class-names="" text:cond-style-name=""><text:span text:style-name="a11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6">
            <text:list-item>
              <text:list text:style-name="a1106">
                <text:list-item>
                  <text:list text:style-name="a1106">
                    <text:list-item>
                      <text:list text:style-name="a1106">
                        <text:list-item>
                          <text:p text:style-name="a1105" text:class-names="" text:cond-style-name=""><text:span text:style-name="a11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list text:style-name="a1109">
                        <text:list-item>
                          <text:list text:style-name="a1109">
                            <text:list-item>
                              <text:p text:style-name="a1108" text:class-names="" text:cond-style-name=""><text:span text:style-name="a11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13" draw:name="Date Placeholder 3" svg:x="6.51676in" svg:y="7.2829in" svg:width="0.82481in" svg:height="0.44016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276" presentation:style-name="a1116" draw:name="Footer Placeholder 4" svg:x="0.73495in" svg:y="7.2829in" svg:width="5.57361in" svg:height="0.44016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277" presentation:style-name="a1119" draw:name="Slide Number Placeholder 5" svg:x="7.76991in" svg:y="7.2829in" svg:width="0.61805in" svg:height="0.44016in" presentation:class="page-number" presentation:placeholder="false">
        <draw:text-box>
          <text:p text:style-name="a1118" text:class-names="" text:cond-style-name=""><text:span text:style-name="a1117" text:class-names=""><text:page-number style:num-format="1" text:fixed="false"/></text:span></text:p>
        </draw:text-box>
        <svg:title/>
        <svg:desc/>
      </draw:frame>
      <presentation:notes style:page-layout-name="pageLayout2" draw:style-name="a1162">
        <draw:page-thumbnail svg:x="1.21063in" svg:y="0.88858in" svg:width="5.84567in" svg:height="4.38425in" presentation:class="page" draw:id="id16" presentation:style-name="a1146" draw:name="Slide Image Placeholder 1">
          <svg:title/>
          <svg:desc/>
        </draw:page-thumbnail>
        <draw:frame draw:id="id17" presentation:style-name="a1149" draw:name="Notes Placeholder 2" svg:x="0.82677in" svg:y="5.55394in" svg:width="6.61378in" svg:height="5.26142in" presentation:class="notes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8" presentation:style-name="a1152" draw:name="Header Placeholder 3" svg:x="0in" svg:y="0in" svg:width="3.5878in" svg:height="0.58425in" presentation:class="header" presentation:placeholder="false">
          <draw:text-box>
            <text:p text:style-name="a1151" text:class-names="" text:cond-style-name=""><text:span text:style-name="a1150" text:class-names=""/></text:p>
          </draw:text-box>
          <svg:title/>
          <svg:desc/>
        </draw:frame>
        <draw:frame draw:id="id19" presentation:style-name="a1155" draw:name="Date Placeholder 4" svg:x="4.67953in" svg:y="0in" svg:width="3.5878in" svg:height="0.58425in" presentation:class="date-time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20" presentation:style-name="a1158" draw:name="Footer Placeholder 5" svg:x="0in" svg:y="11.10827in" svg:width="3.5878in" svg:height="0.58425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21" presentation:style-name="a1161" draw:name="Slide Number Placeholder 6" svg:x="4.67953in" svg:y="11.10827in" svg:width="3.5878in" svg:height="0.58425in" presentation:class="page-number" presentation:placeholder="false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63">
      <draw:frame draw:id="id288" presentation:style-name="a1166" draw:name="Header Placeholder 1" svg:x="0in" svg:y="0in" svg:width="3.5878in" svg:height="0.58425in" presentation:class="header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289" presentation:style-name="a1169" draw:name="Date Placeholder 2" svg:x="4.67953in" svg:y="0in" svg:width="3.5878in" svg:height="0.58425in" presentation:class="date-time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290" presentation:style-name="a1172" draw:name="Footer Placeholder 3" svg:x="0in" svg:y="11.10827in" svg:width="3.5878in" svg:height="0.58425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291" presentation:style-name="a1175" draw:name="Slide Number Placeholder 4" svg:x="4.67953in" svg:y="11.10827in" svg:width="3.5878in" svg:height="0.58425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oogle Drive</dc:title>
    <dc:creator>Juha-Matti Kokkonen</dc:creator>
    <meta:creation-date>2009-04-16T11:32:32Z</meta:creation-date>
    <dc:date>2016-11-15T08:54:04Z</dc:date>
    <meta:template xlink:href="Facet" xlink:type="simple"/>
    <meta:editing-cycles>6</meta:editing-cycles>
    <meta:editing-duration>PT3572S</meta:editing-duration>
    <meta:document-statistic meta:paragraph-count="54" meta:word-count="299"/>
  </office:meta>
</office:document-meta>
</file>